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細明體" svg:font-family="細明體" style:font-family-generic="modern" style:font-pitch="fixed" svg:panose-1="2 2 5 9 0 0 0 0 0 0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3">
      <text:list-level-style-number text:level="1" style:num-prefix="(" style:num-suffix=")" style:num-format="一, 十, 一百(繁), ...">
        <style:list-level-properties text:space-before="0.3333in" text:min-label-width="0.3645in"/>
      </text:list-level-style-number>
    </text:list-style>
    <text:list-style style:name="LFO4">
      <text:list-level-style-number text:level="1" style:num-suffix="、" style:num-format="壹, 貳, 參, ...">
        <style:list-level-properties text:space-before="0in" text:min-label-width="0.3958in"/>
      </text:list-level-style-number>
    </text:list-style>
    <text:list-style style:name="LFO5">
      <text:list-level-style-number text:level="1" style:num-suffix="、" style:num-format="一, 十, 一百(繁), ...">
        <style:list-level-properties text:space-before="0.0284in" text:min-label-width="0.5in"/>
      </text:list-level-style-number>
      <text:list-level-style-number text:level="2" style:num-suffix="、" style:num-format="甲, 乙, 丙, ...">
        <style:list-level-properties text:space-before="0.3618in" text:min-label-width="0.3333in"/>
      </text:list-level-style-number>
      <text:list-level-style-number text:level="3" style:num-suffix="." style:num-format="i">
        <style:list-level-properties fo:text-align="end" text:space-before="0.6951in" text:min-label-width="0.3333in"/>
      </text:list-level-style-number>
      <text:list-level-style-number text:level="4" style:num-suffix="." style:num-format="1">
        <style:list-level-properties text:space-before="1.0284in" text:min-label-width="0.3333in"/>
      </text:list-level-style-number>
      <text:list-level-style-number text:level="5" style:num-suffix="、" style:num-format="甲, 乙, 丙, ...">
        <style:list-level-properties text:space-before="1.3618in" text:min-label-width="0.3333in"/>
      </text:list-level-style-number>
      <text:list-level-style-number text:level="6" style:num-suffix="." style:num-format="i">
        <style:list-level-properties fo:text-align="end" text:space-before="1.6951in" text:min-label-width="0.3333in"/>
      </text:list-level-style-number>
      <text:list-level-style-number text:level="7" style:num-suffix="." style:num-format="1">
        <style:list-level-properties text:space-before="2.0284in" text:min-label-width="0.3333in"/>
      </text:list-level-style-number>
      <text:list-level-style-number text:level="8" style:num-suffix="、" style:num-format="甲, 乙, 丙, ...">
        <style:list-level-properties text:space-before="2.3618in" text:min-label-width="0.3333in"/>
      </text:list-level-style-number>
      <text:list-level-style-number text:level="9" style:num-suffix="." style:num-format="i">
        <style:list-level-properties fo:text-align="end" text:space-before="2.6951in" text:min-label-width="0.3333in"/>
      </text:list-level-style-number>
    </text:list-style>
    <text:list-style style:name="LFO6">
      <text:list-level-style-number text:level="1" style:num-suffix="、" style:num-format="一, 十, 一百(繁), ...">
        <style:list-level-properties text:space-before="0.0284in" text:min-label-width="0.5in"/>
      </text:list-level-style-number>
      <text:list-level-style-number text:level="2" style:num-suffix="、" style:num-format="甲, 乙, 丙, ...">
        <style:list-level-properties text:space-before="0.3618in" text:min-label-width="0.3333in"/>
      </text:list-level-style-number>
      <text:list-level-style-number text:level="3" style:num-suffix="." style:num-format="i">
        <style:list-level-properties fo:text-align="end" text:space-before="0.6951in" text:min-label-width="0.3333in"/>
      </text:list-level-style-number>
      <text:list-level-style-number text:level="4" style:num-suffix="." style:num-format="1">
        <style:list-level-properties text:space-before="1.0284in" text:min-label-width="0.3333in"/>
      </text:list-level-style-number>
      <text:list-level-style-number text:level="5" style:num-suffix="、" style:num-format="甲, 乙, 丙, ...">
        <style:list-level-properties text:space-before="1.3618in" text:min-label-width="0.3333in"/>
      </text:list-level-style-number>
      <text:list-level-style-number text:level="6" style:num-suffix="." style:num-format="i">
        <style:list-level-properties fo:text-align="end" text:space-before="1.6951in" text:min-label-width="0.3333in"/>
      </text:list-level-style-number>
      <text:list-level-style-number text:level="7" style:num-suffix="." style:num-format="1">
        <style:list-level-properties text:space-before="2.0284in" text:min-label-width="0.3333in"/>
      </text:list-level-style-number>
      <text:list-level-style-number text:level="8" style:num-suffix="、" style:num-format="甲, 乙, 丙, ...">
        <style:list-level-properties text:space-before="2.3618in" text:min-label-width="0.3333in"/>
      </text:list-level-style-number>
      <text:list-level-style-number text:level="9" style:num-suffix="." style:num-format="i">
        <style:list-level-properties fo:text-align="end" text:space-before="2.6951in" text:min-label-width="0.3333in"/>
      </text:list-level-style-number>
    </text:list-style>
    <style:style style:name="P1" style:parent-style-name="HTML預設格式" style:master-page-name="MP0" style:family="paragraph">
      <style:paragraph-properties fo:break-before="page" fo:text-align="center"/>
      <style:text-properties fo:font-weight="bold" style:font-weight-asian="bold" fo:font-size="16pt" style:font-size-asian="16pt" style:font-size-complex="16pt"/>
    </style:style>
    <style:style style:name="P2" style:parent-style-name="HTML預設格式" style:family="paragraph">
      <style:paragraph-properties fo:text-align="center"/>
    </style:style>
    <style:style style:name="P3" style:parent-style-name="HTML預設格式" style:family="paragraph">
      <style:paragraph-properties fo:text-align="justify"/>
    </style:style>
    <style:style style:name="P4" style:parent-style-name="HTML預設格式" style:family="paragraph">
      <style:paragraph-properties fo:text-align="justify"/>
    </style:style>
    <style:style style:name="P5" style:parent-style-name="HTML預設格式" style:family="paragraph">
      <style:paragraph-properties fo:text-align="justify" fo:text-indent="3.3333in"/>
    </style:style>
    <style:style style:name="P6" style:parent-style-name="HTML預設格式" style:family="paragraph">
      <style:paragraph-properties fo:text-align="justify" fo:text-indent="3.3333in"/>
    </style:style>
    <style:style style:name="P7" style:parent-style-name="HTML預設格式" style:family="paragraph">
      <style:paragraph-properties fo:text-align="justify" fo:text-indent="3.3333in"/>
    </style:style>
    <style:style style:name="P8" style:parent-style-name="HTML預設格式" style:family="paragraph">
      <style:paragraph-properties fo:text-align="justify" fo:text-indent="3.3333in"/>
    </style:style>
    <style:style style:name="P9" style:parent-style-name="HTML預設格式" style:family="paragraph">
      <style:paragraph-properties fo:text-align="justify" fo:line-height="0.2083in"/>
      <style:text-properties fo:font-size="18pt" style:font-size-asian="18pt" style:font-size-complex="18pt"/>
    </style:style>
    <style:style style:name="P10" style:parent-style-name="HTML預設格式" style:family="paragraph">
      <style:paragraph-properties fo:text-align="justify" fo:line-height="0.3472in" fo:margin-left="0.6944in" fo:text-indent="-0.3611in">
        <style:tab-stops>
          <style:tab-stop style:type="left" style:position="-0.0583in"/>
          <style:tab-stop style:type="left" style:position="0.5777in"/>
          <style:tab-stop style:type="left" style:position="1.2138in"/>
          <style:tab-stop style:type="left" style:position="1.85in"/>
          <style:tab-stop style:type="left" style:position="2.4861in"/>
          <style:tab-stop style:type="left" style:position="3.1222in"/>
          <style:tab-stop style:type="left" style:position="3.7583in"/>
          <style:tab-stop style:type="left" style:position="4.3944in"/>
          <style:tab-stop style:type="left" style:position="5.0305in"/>
          <style:tab-stop style:type="left" style:position="5.6666in"/>
          <style:tab-stop style:type="left" style:position="6.3027in"/>
          <style:tab-stop style:type="left" style:position="6.9388in"/>
          <style:tab-stop style:type="left" style:position="7.575in"/>
          <style:tab-stop style:type="left" style:position="8.2111in"/>
          <style:tab-stop style:type="left" style:position="8.8472in"/>
          <style:tab-stop style:type="left" style:position="9.4833in"/>
        </style:tab-stops>
      </style:paragraph-properties>
      <style:text-properties fo:font-size="13pt" style:font-size-asian="13pt" style:font-size-complex="13pt"/>
    </style:style>
    <style:style style:name="P11" style:parent-style-name="HTML預設格式" style:family="paragraph">
      <style:paragraph-properties fo:text-align="justify" fo:line-height="0.3472in" fo:margin-left="1.0541in" fo:text-indent="-0.3611in">
        <style:tab-stops>
          <style:tab-stop style:type="left" style:position="-0.418in"/>
          <style:tab-stop style:type="left" style:position="0.218in"/>
          <style:tab-stop style:type="left" style:position="0.8541in"/>
          <style:tab-stop style:type="left" style:position="1.4902in"/>
          <style:tab-stop style:type="left" style:position="2.1263in"/>
          <style:tab-stop style:type="left" style:position="2.7625in"/>
          <style:tab-stop style:type="left" style:position="3.3986in"/>
          <style:tab-stop style:type="left" style:position="4.0347in"/>
          <style:tab-stop style:type="left" style:position="4.6708in"/>
          <style:tab-stop style:type="left" style:position="5.3069in"/>
          <style:tab-stop style:type="left" style:position="5.943in"/>
          <style:tab-stop style:type="left" style:position="6.5791in"/>
          <style:tab-stop style:type="left" style:position="7.2152in"/>
          <style:tab-stop style:type="left" style:position="7.8513in"/>
          <style:tab-stop style:type="left" style:position="8.4875in"/>
          <style:tab-stop style:type="left" style:position="9.1236in"/>
        </style:tab-stops>
      </style:paragraph-properties>
    </style:style>
    <style:style style:name="T12" style:parent-style-name="預設段落字型" style:family="text">
      <style:text-properties fo:font-size="13pt" style:font-size-asian="13pt" style:font-size-complex="13pt"/>
    </style:style>
    <style:style style:name="T13" style:parent-style-name="預設段落字型" style:family="text">
      <style:text-properties fo:font-size="13pt" style:font-size-asian="13pt" style:font-size-complex="13pt"/>
    </style:style>
    <style:style style:name="T14" style:parent-style-name="預設段落字型" style:family="text">
      <style:text-properties fo:font-size="13pt" style:font-size-asian="13pt" style:font-size-complex="13pt"/>
    </style:style>
    <style:style style:name="T15" style:parent-style-name="預設段落字型" style:family="text">
      <style:text-properties fo:font-size="13pt" style:font-size-asian="13pt" style:font-size-complex="13pt"/>
    </style:style>
    <style:style style:name="T16" style:parent-style-name="預設段落字型" style:family="text">
      <style:text-properties fo:font-size="13pt" style:font-size-asian="13pt" style:font-size-complex="13pt"/>
    </style:style>
    <style:style style:name="T17" style:parent-style-name="預設段落字型" style:family="text">
      <style:text-properties fo:font-size="13pt" style:font-size-asian="13pt" style:font-size-complex="13pt"/>
    </style:style>
    <style:style style:name="T18" style:parent-style-name="預設段落字型" style:family="text">
      <style:text-properties fo:font-size="13pt" style:font-size-asian="13pt" style:font-size-complex="13pt"/>
    </style:style>
    <style:style style:name="P19" style:parent-style-name="HTML預設格式" style:family="paragraph">
      <style:paragraph-properties fo:text-align="justify" fo:line-height="0.3472in" fo:margin-left="1.0534in" fo:text-indent="-0.0902in">
        <style:tab-stops>
          <style:tab-stop style:type="left" style:position="-0.4173in"/>
          <style:tab-stop style:type="left" style:position="0.2187in"/>
          <style:tab-stop style:type="left" style:position="0.8548in"/>
          <style:tab-stop style:type="left" style:position="1.4909in"/>
          <style:tab-stop style:type="left" style:position="2.127in"/>
          <style:tab-stop style:type="left" style:position="2.7631in"/>
          <style:tab-stop style:type="left" style:position="3.3993in"/>
          <style:tab-stop style:type="left" style:position="4.0354in"/>
          <style:tab-stop style:type="left" style:position="4.6715in"/>
          <style:tab-stop style:type="left" style:position="5.3076in"/>
          <style:tab-stop style:type="left" style:position="5.9437in"/>
          <style:tab-stop style:type="left" style:position="6.5798in"/>
          <style:tab-stop style:type="left" style:position="7.2159in"/>
          <style:tab-stop style:type="left" style:position="7.852in"/>
          <style:tab-stop style:type="left" style:position="8.4881in"/>
          <style:tab-stop style:type="left" style:position="9.1243in"/>
        </style:tab-stops>
      </style:paragraph-properties>
      <style:text-properties fo:font-size="13pt" style:font-size-asian="13pt" style:font-size-complex="13pt"/>
    </style:style>
    <style:style style:name="P20" style:parent-style-name="HTML預設格式" style:family="paragraph">
      <style:paragraph-properties fo:text-align="justify" fo:line-height="0.3472in" fo:margin-left="1.0534in" fo:text-indent="-0.0902in">
        <style:tab-stops>
          <style:tab-stop style:type="left" style:position="-0.4173in"/>
          <style:tab-stop style:type="left" style:position="0.2187in"/>
          <style:tab-stop style:type="left" style:position="0.8548in"/>
          <style:tab-stop style:type="left" style:position="1.4909in"/>
          <style:tab-stop style:type="left" style:position="2.127in"/>
          <style:tab-stop style:type="left" style:position="2.7631in"/>
          <style:tab-stop style:type="left" style:position="3.3993in"/>
          <style:tab-stop style:type="left" style:position="4.0354in"/>
          <style:tab-stop style:type="left" style:position="4.6715in"/>
          <style:tab-stop style:type="left" style:position="5.3076in"/>
          <style:tab-stop style:type="left" style:position="5.9437in"/>
          <style:tab-stop style:type="left" style:position="6.5798in"/>
          <style:tab-stop style:type="left" style:position="7.2159in"/>
          <style:tab-stop style:type="left" style:position="7.852in"/>
          <style:tab-stop style:type="left" style:position="8.4881in"/>
          <style:tab-stop style:type="left" style:position="9.1243in"/>
        </style:tab-stops>
      </style:paragraph-properties>
    </style:style>
    <style:style style:name="T21" style:parent-style-name="預設段落字型" style:family="text">
      <style:text-properties fo:font-size="13pt" style:font-size-asian="13pt" style:font-size-complex="13pt"/>
    </style:style>
    <style:style style:name="T22" style:parent-style-name="預設段落字型" style:family="text">
      <style:text-properties fo:font-size="13pt" style:font-size-asian="13pt" style:font-size-complex="13pt"/>
    </style:style>
    <style:style style:name="T23" style:parent-style-name="預設段落字型" style:family="text">
      <style:text-properties fo:font-size="13pt" style:font-size-asian="13pt" style:font-size-complex="13pt"/>
    </style:style>
    <style:style style:name="T24" style:parent-style-name="預設段落字型" style:family="text">
      <style:text-properties fo:font-size="13pt" style:font-size-asian="13pt" style:font-size-complex="13pt"/>
    </style:style>
    <style:style style:name="T25" style:parent-style-name="預設段落字型" style:family="text">
      <style:text-properties fo:font-size="13pt" style:font-size-asian="13pt" style:font-size-complex="13pt"/>
    </style:style>
    <style:style style:name="T26" style:parent-style-name="預設段落字型" style:family="text">
      <style:text-properties fo:font-size="13pt" style:font-size-asian="13pt" style:font-size-complex="13pt"/>
    </style:style>
    <style:style style:name="T27" style:parent-style-name="預設段落字型" style:family="text">
      <style:text-properties fo:font-size="13pt" style:font-size-asian="13pt" style:font-size-complex="13pt"/>
    </style:style>
    <style:style style:name="T28" style:parent-style-name="預設段落字型" style:family="text">
      <style:text-properties fo:font-size="13pt" style:font-size-asian="13pt" style:font-size-complex="13pt"/>
    </style:style>
    <style:style style:name="T29" style:parent-style-name="預設段落字型" style:family="text">
      <style:text-properties fo:font-size="13pt" style:font-size-asian="13pt" style:font-size-complex="13pt"/>
    </style:style>
    <style:style style:name="T30" style:parent-style-name="預設段落字型" style:family="text">
      <style:text-properties fo:font-size="13pt" style:font-size-asian="13pt" style:font-size-complex="13pt"/>
    </style:style>
    <style:style style:name="T31" style:parent-style-name="預設段落字型" style:family="text">
      <style:text-properties fo:font-size="13pt" style:font-size-asian="13pt" style:font-size-complex="13pt"/>
    </style:style>
    <style:style style:name="T32" style:parent-style-name="預設段落字型" style:family="text">
      <style:text-properties fo:font-size="13pt" style:font-size-asian="13pt" style:font-size-complex="13pt"/>
    </style:style>
    <style:style style:name="T33" style:parent-style-name="預設段落字型" style:family="text">
      <style:text-properties fo:font-size="13pt" style:font-size-asian="13pt" style:font-size-complex="13pt"/>
    </style:style>
    <style:style style:name="T34" style:parent-style-name="預設段落字型" style:family="text">
      <style:text-properties fo:font-size="13pt" style:font-size-asian="13pt" style:font-size-complex="13pt"/>
    </style:style>
    <style:style style:name="T35" style:parent-style-name="預設段落字型" style:family="text">
      <style:text-properties fo:font-size="13pt" style:font-size-asian="13pt" style:font-size-complex="13pt"/>
    </style:style>
    <style:style style:name="T36" style:parent-style-name="預設段落字型" style:family="text">
      <style:text-properties style:font-name="新細明體" style:font-name-asian="新細明體" fo:font-size="13pt" style:font-size-asian="13pt" style:font-size-complex="13pt"/>
    </style:style>
    <style:style style:name="P37" style:parent-style-name="HTML預設格式" style:family="paragraph">
      <style:paragraph-properties fo:text-align="justify" fo:line-height="0.3472in" fo:margin-left="1.0534in" fo:text-indent="-0.0902in">
        <style:tab-stops>
          <style:tab-stop style:type="left" style:position="-0.4173in"/>
          <style:tab-stop style:type="left" style:position="0.2187in"/>
          <style:tab-stop style:type="left" style:position="0.8548in"/>
          <style:tab-stop style:type="left" style:position="1.4909in"/>
          <style:tab-stop style:type="left" style:position="2.127in"/>
          <style:tab-stop style:type="left" style:position="2.7631in"/>
          <style:tab-stop style:type="left" style:position="3.3993in"/>
          <style:tab-stop style:type="left" style:position="4.0354in"/>
          <style:tab-stop style:type="left" style:position="4.6715in"/>
          <style:tab-stop style:type="left" style:position="5.3076in"/>
          <style:tab-stop style:type="left" style:position="5.9437in"/>
          <style:tab-stop style:type="left" style:position="6.5798in"/>
          <style:tab-stop style:type="left" style:position="7.2159in"/>
          <style:tab-stop style:type="left" style:position="7.852in"/>
          <style:tab-stop style:type="left" style:position="8.4881in"/>
          <style:tab-stop style:type="left" style:position="9.1243in"/>
        </style:tab-stops>
      </style:paragraph-properties>
      <style:text-properties fo:font-size="13pt" style:font-size-asian="13pt" style:font-size-complex="13pt"/>
    </style:style>
    <style:style style:name="P38" style:parent-style-name="HTML預設格式" style:family="paragraph">
      <style:paragraph-properties fo:text-align="justify" fo:line-height="0.3472in" fo:margin-left="0.6944in" fo:text-indent="-0.3611in">
        <style:tab-stops>
          <style:tab-stop style:type="left" style:position="-0.0583in"/>
          <style:tab-stop style:type="left" style:position="0.5777in"/>
          <style:tab-stop style:type="left" style:position="1.2138in"/>
          <style:tab-stop style:type="left" style:position="1.85in"/>
          <style:tab-stop style:type="left" style:position="2.4861in"/>
          <style:tab-stop style:type="left" style:position="3.1222in"/>
          <style:tab-stop style:type="left" style:position="3.7583in"/>
          <style:tab-stop style:type="left" style:position="4.3944in"/>
          <style:tab-stop style:type="left" style:position="5.0305in"/>
          <style:tab-stop style:type="left" style:position="5.6666in"/>
          <style:tab-stop style:type="left" style:position="6.3027in"/>
          <style:tab-stop style:type="left" style:position="6.9388in"/>
          <style:tab-stop style:type="left" style:position="7.575in"/>
          <style:tab-stop style:type="left" style:position="8.2111in"/>
          <style:tab-stop style:type="left" style:position="8.8472in"/>
          <style:tab-stop style:type="left" style:position="9.4833in"/>
        </style:tab-stops>
      </style:paragraph-properties>
      <style:text-properties fo:font-size="13pt" style:font-size-asian="13pt" style:font-size-complex="13pt"/>
    </style:style>
    <style:style style:name="P39" style:parent-style-name="HTML預設格式" style:family="paragraph">
      <style:paragraph-properties fo:text-align="justify" fo:line-height="0.3472in" fo:margin-left="0.6944in" fo:text-indent="-0.3611in">
        <style:tab-stops>
          <style:tab-stop style:type="left" style:position="-0.0583in"/>
          <style:tab-stop style:type="left" style:position="0.5777in"/>
          <style:tab-stop style:type="left" style:position="1.2138in"/>
          <style:tab-stop style:type="left" style:position="1.85in"/>
          <style:tab-stop style:type="left" style:position="2.4861in"/>
          <style:tab-stop style:type="left" style:position="3.1222in"/>
          <style:tab-stop style:type="left" style:position="3.7583in"/>
          <style:tab-stop style:type="left" style:position="4.3944in"/>
          <style:tab-stop style:type="left" style:position="5.0305in"/>
          <style:tab-stop style:type="left" style:position="5.6666in"/>
          <style:tab-stop style:type="left" style:position="6.3027in"/>
          <style:tab-stop style:type="left" style:position="6.9388in"/>
          <style:tab-stop style:type="left" style:position="7.575in"/>
          <style:tab-stop style:type="left" style:position="8.2111in"/>
          <style:tab-stop style:type="left" style:position="8.8472in"/>
          <style:tab-stop style:type="left" style:position="9.4833in"/>
        </style:tab-stops>
      </style:paragraph-properties>
      <style:text-properties fo:font-size="13pt" style:font-size-asian="13pt" style:font-size-complex="13pt"/>
    </style:style>
    <style:style style:name="P40" style:parent-style-name="HTML預設格式" style:family="paragraph">
      <style:paragraph-properties fo:text-align="justify" fo:line-height="0.3472in" fo:margin-left="0.6944in" fo:text-indent="-0.3611in">
        <style:tab-stops>
          <style:tab-stop style:type="left" style:position="0.0312in"/>
          <style:tab-stop style:type="left" style:position="0.5777in"/>
          <style:tab-stop style:type="left" style:position="1.2138in"/>
          <style:tab-stop style:type="left" style:position="1.85in"/>
          <style:tab-stop style:type="left" style:position="2.4861in"/>
          <style:tab-stop style:type="left" style:position="3.1222in"/>
          <style:tab-stop style:type="left" style:position="3.7583in"/>
          <style:tab-stop style:type="left" style:position="4.3944in"/>
          <style:tab-stop style:type="left" style:position="5.0305in"/>
          <style:tab-stop style:type="left" style:position="5.6666in"/>
          <style:tab-stop style:type="left" style:position="6.3027in"/>
          <style:tab-stop style:type="left" style:position="6.9388in"/>
          <style:tab-stop style:type="left" style:position="7.575in"/>
          <style:tab-stop style:type="left" style:position="8.2111in"/>
          <style:tab-stop style:type="left" style:position="8.8472in"/>
          <style:tab-stop style:type="left" style:position="9.4833in"/>
        </style:tab-stops>
      </style:paragraph-properties>
      <style:text-properties fo:font-size="13pt" style:font-size-asian="13pt" style:font-size-complex="13pt"/>
    </style:style>
    <style:style style:name="P41" style:parent-style-name="HTML預設格式" style:family="paragraph">
      <style:paragraph-properties fo:text-align="justify" fo:line-height="0.3472in" fo:margin-left="0.6944in" fo:text-indent="-0.3611in">
        <style:tab-stops>
          <style:tab-stop style:type="left" style:position="-0.0583in"/>
          <style:tab-stop style:type="left" style:position="0.5777in"/>
          <style:tab-stop style:type="left" style:position="1.2138in"/>
          <style:tab-stop style:type="left" style:position="1.85in"/>
          <style:tab-stop style:type="left" style:position="2.4861in"/>
          <style:tab-stop style:type="left" style:position="3.1222in"/>
          <style:tab-stop style:type="left" style:position="3.7583in"/>
          <style:tab-stop style:type="left" style:position="4.3944in"/>
          <style:tab-stop style:type="left" style:position="5.0305in"/>
          <style:tab-stop style:type="left" style:position="5.6666in"/>
          <style:tab-stop style:type="left" style:position="6.3027in"/>
          <style:tab-stop style:type="left" style:position="6.9388in"/>
          <style:tab-stop style:type="left" style:position="7.575in"/>
          <style:tab-stop style:type="left" style:position="8.2111in"/>
          <style:tab-stop style:type="left" style:position="8.8472in"/>
          <style:tab-stop style:type="left" style:position="9.4833in"/>
        </style:tab-stops>
      </style:paragraph-properties>
    </style:style>
    <style:style style:name="T42" style:parent-style-name="預設段落字型" style:family="text">
      <style:text-properties fo:font-size="13pt" style:font-size-asian="13pt" style:font-size-complex="13pt"/>
    </style:style>
    <style:style style:name="T43" style:parent-style-name="預設段落字型" style:family="text">
      <style:text-properties fo:font-size="13pt" style:font-size-asian="13pt" style:font-size-complex="13pt"/>
    </style:style>
    <style:style style:name="T44" style:parent-style-name="預設段落字型" style:family="text">
      <style:text-properties fo:font-size="13pt" style:font-size-asian="13pt" style:font-size-complex="13pt"/>
    </style:style>
    <style:style style:name="T45" style:parent-style-name="預設段落字型" style:family="text">
      <style:text-properties style:font-name="新細明體" style:font-name-asian="新細明體"/>
    </style:style>
    <style:style style:name="T46" style:parent-style-name="預設段落字型" style:family="text">
      <style:text-properties style:font-name="新細明體" style:font-name-asian="新細明體"/>
    </style:style>
    <style:style style:name="T47" style:parent-style-name="預設段落字型" style:family="text">
      <style:text-properties style:font-name="新細明體" style:font-name-asian="新細明體"/>
    </style:style>
    <style:style style:name="P48" style:parent-style-name="HTML預設格式" style:family="paragraph">
      <style:paragraph-properties fo:text-align="justify" fo:line-height="0.3472in" fo:margin-left="0.6666in" fo:text-indent="-0.3333in">
        <style:tab-stops>
          <style:tab-stop style:type="left" style:position="0.052in"/>
          <style:tab-stop style:type="left" style:position="0.6055in"/>
          <style:tab-stop style:type="left" style:position="1.2416in"/>
          <style:tab-stop style:type="left" style:position="1.8777in"/>
          <style:tab-stop style:type="left" style:position="2.5138in"/>
          <style:tab-stop style:type="left" style:position="3.15in"/>
          <style:tab-stop style:type="left" style:position="3.7861in"/>
          <style:tab-stop style:type="left" style:position="4.4222in"/>
          <style:tab-stop style:type="left" style:position="5.0583in"/>
          <style:tab-stop style:type="left" style:position="5.6944in"/>
          <style:tab-stop style:type="left" style:position="6.3305in"/>
          <style:tab-stop style:type="left" style:position="6.9666in"/>
          <style:tab-stop style:type="left" style:position="7.6027in"/>
          <style:tab-stop style:type="left" style:position="8.2388in"/>
          <style:tab-stop style:type="left" style:position="8.875in"/>
          <style:tab-stop style:type="left" style:position="9.5111in"/>
        </style:tab-stops>
      </style:paragraph-properties>
    </style:style>
    <style:style style:name="T49" style:parent-style-name="預設段落字型" style:family="text">
      <style:text-properties style:font-name="Times New Roman" style:font-name-complex="Times New Roman"/>
    </style:style>
    <style:style style:name="P50" style:parent-style-name="內文" style:family="paragraph">
      <style:paragraph-properties fo:text-align="justify" fo:line-height="0.3472in" fo:margin-left="0.7145in" fo:text-indent="-0.3395in">
        <style:tab-stops/>
      </style:paragraph-properties>
    </style:style>
    <style:style style:name="T51" style:parent-style-name="預設段落字型" style:family="text">
      <style:text-properties fo:font-size="13pt" style:font-size-asian="13pt" style:font-size-complex="13pt"/>
    </style:style>
    <style:style style:name="T52" style:parent-style-name="預設段落字型" style:family="text">
      <style:text-properties style:font-name="Verdana" fo:font-size="13pt" style:font-size-asian="13pt" style:font-size-complex="13pt"/>
    </style:style>
    <style:style style:name="T53" style:parent-style-name="預設段落字型" style:family="text">
      <style:text-properties style:font-name="Verdana" fo:font-size="13pt" style:font-size-asian="13pt" style:font-size-complex="13pt"/>
    </style:style>
    <style:style style:name="T54" style:parent-style-name="預設段落字型" style:family="text">
      <style:text-properties style:font-name="Verdana" fo:font-size="13pt" style:font-size-asian="13pt" style:font-size-complex="13pt"/>
    </style:style>
    <style:style style:name="T55" style:parent-style-name="預設段落字型" style:family="text">
      <style:text-properties style:font-name="細明體" style:font-name-asian="細明體" fo:font-size="13pt" style:font-size-asian="13pt" style:font-size-complex="13pt"/>
    </style:style>
    <style:style style:name="T56" style:parent-style-name="預設段落字型" style:family="text">
      <style:text-properties style:font-name="細明體" style:font-name-asian="細明體" fo:font-size="13pt" style:font-size-asian="13pt" style:font-size-complex="13pt"/>
    </style:style>
    <style:style style:name="T57" style:parent-style-name="預設段落字型" style:family="text">
      <style:text-properties style:font-name="細明體" style:font-name-asian="細明體" fo:font-size="13pt" style:font-size-asian="13pt" style:font-size-complex="13pt"/>
    </style:style>
    <style:style style:name="T58" style:parent-style-name="預設段落字型" style:family="text">
      <style:text-properties style:font-name="細明體" style:font-name-asian="細明體" fo:font-size="13pt" style:font-size-asian="13pt" style:font-size-complex="13pt"/>
    </style:style>
    <style:style style:name="T59" style:parent-style-name="預設段落字型" style:family="text">
      <style:text-properties style:font-name="細明體" style:font-name-asian="細明體" fo:font-size="13pt" style:font-size-asian="13pt" style:font-size-complex="13pt"/>
    </style:style>
    <style:style style:name="T60" style:parent-style-name="預設段落字型" style:family="text">
      <style:text-properties style:font-name="細明體" style:font-name-asian="細明體" fo:font-size="13pt" style:font-size-asian="13pt" style:font-size-complex="13pt"/>
    </style:style>
    <style:style style:name="T61" style:parent-style-name="預設段落字型" style:family="text">
      <style:text-properties style:font-name="細明體" style:font-name-asian="細明體" fo:font-size="13pt" style:font-size-asian="13pt" style:font-size-complex="13pt"/>
    </style:style>
    <style:style style:name="T62" style:parent-style-name="預設段落字型" style:family="text">
      <style:text-properties style:font-name="細明體" style:font-name-asian="細明體" fo:font-size="13pt" style:font-size-asian="13pt" style:font-size-complex="13pt"/>
    </style:style>
    <style:style style:name="T63" style:parent-style-name="預設段落字型" style:family="text">
      <style:text-properties style:font-name="細明體" style:font-name-asian="細明體" fo:font-size="13pt" style:font-size-asian="13pt" style:font-size-complex="13pt"/>
    </style:style>
    <style:style style:name="T64" style:parent-style-name="預設段落字型" style:family="text">
      <style:text-properties style:font-name="細明體" style:font-name-asian="細明體" fo:font-size="13pt" style:font-size-asian="13pt" style:font-size-complex="13pt"/>
    </style:style>
    <style:style style:name="T65" style:parent-style-name="預設段落字型" style:family="text">
      <style:text-properties style:font-name="細明體" style:font-name-asian="細明體" fo:font-size="13pt" style:font-size-asian="13pt" style:font-size-complex="13pt"/>
    </style:style>
    <style:style style:name="T66" style:parent-style-name="預設段落字型" style:family="text">
      <style:text-properties style:font-name="細明體" style:font-name-asian="細明體" fo:font-size="13pt" style:font-size-asian="13pt" style:font-size-complex="13pt"/>
    </style:style>
    <style:style style:name="T67" style:parent-style-name="預設段落字型" style:family="text">
      <style:text-properties style:font-name="細明體" style:font-name-asian="細明體" fo:font-size="13pt" style:font-size-asian="13pt" style:font-size-complex="13pt"/>
    </style:style>
    <style:style style:name="T68" style:parent-style-name="預設段落字型" style:family="text">
      <style:text-properties style:font-name="細明體" style:font-name-asian="細明體" fo:font-size="13pt" style:font-size-asian="13pt" style:font-size-complex="13pt"/>
    </style:style>
    <style:style style:name="T69" style:parent-style-name="預設段落字型" style:family="text">
      <style:text-properties style:font-name="細明體" style:font-name-asian="細明體" fo:font-size="13pt" style:font-size-asian="13pt" style:font-size-complex="13pt"/>
    </style:style>
    <style:style style:name="T70" style:parent-style-name="預設段落字型" style:family="text">
      <style:text-properties style:font-name="細明體" style:font-name-asian="細明體" fo:font-size="13pt" style:font-size-asian="13pt" style:font-size-complex="13pt"/>
    </style:style>
    <style:style style:name="P71" style:parent-style-name="內文" style:family="paragraph">
      <style:paragraph-properties fo:text-align="justify" fo:line-height="0.3472in" fo:margin-left="0.375in" fo:text-indent="0.2916in">
        <style:tab-stops/>
      </style:paragraph-properties>
    </style:style>
    <style:style style:name="T72" style:parent-style-name="預設段落字型" style:family="text">
      <style:text-properties style:font-name="細明體" style:font-name-asian="細明體" fo:font-size="13pt" style:font-size-asian="13pt" style:font-size-complex="13pt"/>
    </style:style>
    <style:style style:name="T73" style:parent-style-name="預設段落字型" style:family="text">
      <style:text-properties style:font-name="細明體" style:font-name-asian="細明體" fo:font-size="13pt" style:font-size-asian="13pt" style:font-size-complex="13pt"/>
    </style:style>
    <style:style style:name="T74" style:parent-style-name="預設段落字型" style:family="text">
      <style:text-properties style:font-name="細明體" style:font-name-asian="細明體" fo:font-size="13pt" style:font-size-asian="13pt" style:font-size-complex="13pt"/>
    </style:style>
    <style:style style:name="T75" style:parent-style-name="預設段落字型" style:family="text">
      <style:text-properties style:font-name="細明體" style:font-name-asian="細明體" fo:font-size="13pt" style:font-size-asian="13pt" style:font-size-complex="13pt"/>
    </style:style>
    <style:style style:name="T76" style:parent-style-name="預設段落字型" style:family="text">
      <style:text-properties style:font-name="細明體" style:font-name-asian="細明體" fo:font-size="13pt" style:font-size-asian="13pt" style:font-size-complex="13pt"/>
    </style:style>
    <style:style style:name="P77" style:parent-style-name="內文" style:family="paragraph">
      <style:paragraph-properties fo:text-align="justify" fo:line-height="0.3472in" fo:margin-left="0.7145in" fo:text-indent="-0.3395in">
        <style:tab-stops/>
      </style:paragraph-properties>
    </style:style>
    <style:style style:name="T78" style:parent-style-name="預設段落字型" style:family="text">
      <style:text-properties fo:font-size="13pt" style:font-size-asian="13pt" style:font-size-complex="13pt"/>
    </style:style>
    <style:style style:name="T79" style:parent-style-name="預設段落字型" style:family="text">
      <style:text-properties fo:font-size="13pt" style:font-size-asian="13pt" style:font-size-complex="13pt"/>
    </style:style>
    <style:style style:name="T80" style:parent-style-name="預設段落字型" style:family="text">
      <style:text-properties fo:font-size="13pt" style:font-size-asian="13pt" style:font-size-complex="13pt"/>
    </style:style>
    <style:style style:name="T81" style:parent-style-name="預設段落字型" style:family="text">
      <style:text-properties style:font-name="細明體" style:font-name-asian="細明體" fo:font-size="13pt" style:font-size-asian="13pt" style:font-size-complex="13pt"/>
    </style:style>
    <style:style style:name="T82" style:parent-style-name="預設段落字型" style:family="text">
      <style:text-properties fo:font-size="13pt" style:font-size-asian="13pt" style:font-size-complex="13pt"/>
    </style:style>
    <style:style style:name="T83" style:parent-style-name="預設段落字型" style:family="text">
      <style:text-properties fo:font-size="13pt" style:font-size-asian="13pt" style:font-size-complex="13pt"/>
    </style:style>
    <style:style style:name="T84" style:parent-style-name="預設段落字型" style:family="text">
      <style:text-properties fo:font-size="13pt" style:font-size-asian="13pt" style:font-size-complex="13pt"/>
    </style:style>
    <style:style style:name="T85" style:parent-style-name="預設段落字型" style:family="text">
      <style:text-properties fo:font-size="13pt" style:font-size-asian="13pt" style:font-size-complex="13pt"/>
    </style:style>
    <style:style style:name="T86" style:parent-style-name="預設段落字型" style:family="text">
      <style:text-properties fo:font-size="13pt" style:font-size-asian="13pt" style:font-size-complex="13pt"/>
    </style:style>
    <style:style style:name="T87" style:parent-style-name="預設段落字型" style:family="text">
      <style:text-properties fo:font-size="13pt" style:font-size-asian="13pt" style:font-size-complex="13pt"/>
    </style:style>
    <style:style style:name="T88" style:parent-style-name="預設段落字型" style:family="text">
      <style:text-properties fo:font-size="13pt" style:font-size-asian="13pt" style:font-size-complex="13pt"/>
    </style:style>
    <style:style style:name="T89" style:parent-style-name="預設段落字型" style:family="text">
      <style:text-properties style:font-name="新細明體" style:font-name-complex="新細明體" fo:color="#FF0000" style:letter-kerning="false" fo:font-size="13pt" style:font-size-asian="13pt" style:font-size-complex="13pt" style:text-underline-type="single" style:text-underline-style="solid" style:text-underline-width="auto" style:text-underline-mode="continuous"/>
    </style:style>
    <style:style style:name="P90" style:parent-style-name="內文" style:family="paragraph">
      <style:paragraph-properties fo:text-align="justify" fo:line-height="0.3472in" fo:margin-left="0.7145in" fo:text-indent="-0.3395in">
        <style:tab-stops/>
      </style:paragraph-properties>
    </style:style>
    <style:style style:name="T91" style:parent-style-name="預設段落字型" style:family="text">
      <style:text-properties fo:font-size="13pt" style:font-size-asian="13pt" style:font-size-complex="13pt"/>
    </style:style>
    <style:style style:name="T92" style:parent-style-name="預設段落字型" style:family="text">
      <style:text-properties fo:font-size="13pt" style:font-size-asian="13pt" style:font-size-complex="13pt"/>
    </style:style>
    <style:style style:name="T93" style:parent-style-name="預設段落字型" style:family="text">
      <style:text-properties fo:color="#000000" fo:font-size="13pt" style:font-size-asian="13pt" style:font-size-complex="13pt"/>
    </style:style>
    <style:style style:name="T94" style:parent-style-name="預設段落字型" style:family="text">
      <style:text-properties fo:color="#000000" fo:font-size="13pt" style:font-size-asian="13pt" style:font-size-complex="13pt"/>
    </style:style>
    <style:style style:name="T95" style:parent-style-name="預設段落字型" style:family="text">
      <style:text-properties fo:color="#000000" fo:font-size="13pt" style:font-size-asian="13pt" style:font-size-complex="13pt"/>
    </style:style>
    <style:style style:name="P96" style:parent-style-name="內文" style:family="paragraph">
      <style:paragraph-properties fo:text-align="justify" fo:line-height="0.3472in" fo:margin-left="0.7145in" fo:text-indent="-0.3395in">
        <style:tab-stops/>
      </style:paragraph-properties>
      <style:text-properties fo:font-size="13pt" style:font-size-asian="13pt" style:font-size-complex="13pt"/>
    </style:style>
    <style:style style:name="P97" style:parent-style-name="內文" style:family="paragraph">
      <style:paragraph-properties fo:text-align="justify" fo:line-height="0.3472in" fo:margin-left="0.7145in" fo:text-indent="-0.3395in">
        <style:tab-stops/>
      </style:paragraph-properties>
    </style:style>
    <style:style style:name="T98" style:parent-style-name="預設段落字型" style:family="text">
      <style:text-properties fo:font-size="13pt" style:font-size-asian="13pt" style:font-size-complex="13pt"/>
    </style:style>
    <style:style style:name="T99" style:parent-style-name="預設段落字型" style:family="text">
      <style:text-properties fo:font-size="13pt" style:font-size-asian="13pt" style:font-size-complex="13pt"/>
    </style:style>
    <style:style style:name="T100" style:parent-style-name="預設段落字型" style:family="text">
      <style:text-properties fo:font-size="13pt" style:font-size-asian="13pt" style:font-size-complex="13pt"/>
    </style:style>
    <style:style style:name="T101" style:parent-style-name="預設段落字型" style:family="text">
      <style:text-properties fo:font-size="13pt" style:font-size-asian="13pt" style:font-size-complex="13pt"/>
    </style:style>
    <style:style style:name="T102" style:parent-style-name="預設段落字型" style:family="text">
      <style:text-properties fo:font-size="13pt" style:font-size-asian="13pt" style:font-size-complex="13pt"/>
    </style:style>
    <style:style style:name="P103" style:parent-style-name="HTML預設格式" style:family="paragraph">
      <style:paragraph-properties fo:break-before="page" fo:text-align="center"/>
    </style:style>
    <style:style style:name="T104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105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P106" style:parent-style-name="HTML預設格式" style:family="paragraph">
      <style:paragraph-properties fo:text-align="center"/>
    </style:style>
    <style:style style:name="P107" style:parent-style-name="HTML預設格式" style:family="paragraph">
      <style:paragraph-properties fo:text-align="center"/>
    </style:style>
    <style:style style:name="P108" style:parent-style-name="HTML預設格式" style:family="paragraph">
      <style:paragraph-properties fo:text-align="center"/>
    </style:style>
    <style:style style:name="P109" style:parent-style-name="HTML預設格式" style:family="paragraph">
      <style:paragraph-properties fo:text-align="justify" fo:text-indent="3.5in"/>
    </style:style>
    <style:style style:name="P110" style:parent-style-name="HTML預設格式" style:family="paragraph">
      <style:paragraph-properties fo:text-align="center" fo:line-height="0.2777in"/>
    </style:style>
    <style:style style:name="T111" style:parent-style-name="預設段落字型" style:family="text">
      <style:text-properties fo:font-size="18pt" style:font-size-asian="18pt" style:font-size-complex="18pt"/>
    </style:style>
    <style:style style:name="P112" style:parent-style-name="HTML預設格式" style:family="paragraph">
      <style:paragraph-properties fo:text-align="center" fo:line-height="0.2777in"/>
    </style:style>
    <style:style style:name="P113" style:parent-style-name="HTML預設格式" style:family="paragraph">
      <style:paragraph-properties fo:text-align="justify"/>
    </style:style>
    <style:style style:name="T114" style:parent-style-name="預設段落字型" style:family="text">
      <style:text-properties fo:font-size="18pt" style:font-size-asian="18pt" style:font-size-complex="18pt"/>
    </style:style>
    <style:style style:name="P115" style:parent-style-name="HTML預設格式" style:family="paragraph">
      <style:paragraph-properties fo:text-align="center" fo:line-height="0.2777in"/>
      <style:text-properties fo:font-size="18pt" style:font-size-asian="18pt" style:font-size-complex="18pt"/>
    </style:style>
    <style:style style:name="P116" style:parent-style-name="內文" style:list-style-name="LFO6" style:family="paragraph">
      <style:paragraph-properties fo:line-height="0.3472in" fo:margin-right="-0.1062in"/>
    </style:style>
    <style:style style:name="T117" style:parent-style-name="預設段落字型" style:family="text">
      <style:text-properties fo:font-size="13pt" style:font-size-asian="13pt" style:font-size-complex="13pt"/>
    </style:style>
    <style:style style:name="T118" style:parent-style-name="預設段落字型" style:family="text">
      <style:text-properties fo:font-size="13pt" style:font-size-asian="13pt" style:font-size-complex="13pt"/>
    </style:style>
    <style:style style:name="T119" style:parent-style-name="預設段落字型" style:family="text">
      <style:text-properties fo:font-size="13pt" style:font-size-asian="13pt" style:font-size-complex="13pt"/>
    </style:style>
    <style:style style:name="T120" style:parent-style-name="預設段落字型" style:family="text">
      <style:text-properties fo:font-size="13pt" style:font-size-asian="13pt" style:font-size-complex="13pt"/>
    </style:style>
    <style:style style:name="T121" style:parent-style-name="預設段落字型" style:family="text">
      <style:text-properties fo:font-size="13pt" style:font-size-asian="13pt" style:font-size-complex="13pt"/>
    </style:style>
    <style:style style:name="T122" style:parent-style-name="預設段落字型" style:family="text">
      <style:text-properties fo:font-size="13pt" style:font-size-asian="13pt" style:font-size-complex="13pt"/>
    </style:style>
    <style:style style:name="T123" style:parent-style-name="預設段落字型" style:family="text">
      <style:text-properties fo:font-size="13pt" style:font-size-asian="13pt" style:font-size-complex="13pt"/>
    </style:style>
    <style:style style:name="P124" style:parent-style-name="HTML預設格式" style:family="paragraph">
      <style:paragraph-properties fo:text-align="justify" fo:line-height="0.3472in" fo:text-indent="0.5416in"/>
      <style:text-properties fo:font-size="13pt" style:font-size-asian="13pt" style:font-size-complex="13pt"/>
    </style:style>
    <style:style style:name="P125" style:parent-style-name="HTML預設格式" style:family="paragraph">
      <style:paragraph-properties fo:text-align="justify" fo:line-height="0.3472in" fo:margin-left="1.0534in" fo:text-indent="-0.0902in">
        <style:tab-stops>
          <style:tab-stop style:type="left" style:position="-0.4173in"/>
          <style:tab-stop style:type="left" style:position="0.2187in"/>
          <style:tab-stop style:type="left" style:position="0.8548in"/>
          <style:tab-stop style:type="left" style:position="1.4909in"/>
          <style:tab-stop style:type="left" style:position="2.127in"/>
          <style:tab-stop style:type="left" style:position="2.7631in"/>
          <style:tab-stop style:type="left" style:position="3.3993in"/>
          <style:tab-stop style:type="left" style:position="4.0354in"/>
          <style:tab-stop style:type="left" style:position="4.6715in"/>
          <style:tab-stop style:type="left" style:position="5.3076in"/>
          <style:tab-stop style:type="left" style:position="5.9437in"/>
          <style:tab-stop style:type="left" style:position="6.5798in"/>
          <style:tab-stop style:type="left" style:position="7.2159in"/>
          <style:tab-stop style:type="left" style:position="7.852in"/>
          <style:tab-stop style:type="left" style:position="8.4881in"/>
          <style:tab-stop style:type="left" style:position="9.1243in"/>
        </style:tab-stops>
      </style:paragraph-properties>
      <style:text-properties fo:font-size="13pt" style:font-size-asian="13pt" style:font-size-complex="13pt"/>
    </style:style>
    <style:style style:name="P126" style:parent-style-name="HTML預設格式" style:family="paragraph">
      <style:paragraph-properties fo:text-align="justify" fo:line-height="0.3472in" fo:margin-left="1.0534in" fo:text-indent="-0.0902in">
        <style:tab-stops>
          <style:tab-stop style:type="left" style:position="-0.4173in"/>
          <style:tab-stop style:type="left" style:position="0.2187in"/>
          <style:tab-stop style:type="left" style:position="0.8548in"/>
          <style:tab-stop style:type="left" style:position="1.4909in"/>
          <style:tab-stop style:type="left" style:position="2.127in"/>
          <style:tab-stop style:type="left" style:position="2.7631in"/>
          <style:tab-stop style:type="left" style:position="3.3993in"/>
          <style:tab-stop style:type="left" style:position="4.0354in"/>
          <style:tab-stop style:type="left" style:position="4.6715in"/>
          <style:tab-stop style:type="left" style:position="5.3076in"/>
          <style:tab-stop style:type="left" style:position="5.9437in"/>
          <style:tab-stop style:type="left" style:position="6.5798in"/>
          <style:tab-stop style:type="left" style:position="7.2159in"/>
          <style:tab-stop style:type="left" style:position="7.852in"/>
          <style:tab-stop style:type="left" style:position="8.4881in"/>
          <style:tab-stop style:type="left" style:position="9.1243in"/>
        </style:tab-stops>
      </style:paragraph-properties>
      <style:text-properties fo:font-size="13pt" style:font-size-asian="13pt" style:font-size-complex="13pt"/>
    </style:style>
    <style:style style:name="P127" style:parent-style-name="HTML預設格式" style:family="paragraph">
      <style:paragraph-properties fo:text-align="justify" fo:line-height="0.3472in" fo:margin-left="1.1437in" fo:text-indent="-0.1805in">
        <style:tab-stops>
          <style:tab-stop style:type="left" style:position="-0.5076in"/>
          <style:tab-stop style:type="left" style:position="0.1284in"/>
          <style:tab-stop style:type="left" style:position="0.7645in"/>
          <style:tab-stop style:type="left" style:position="1.4006in"/>
          <style:tab-stop style:type="left" style:position="2.0368in"/>
          <style:tab-stop style:type="left" style:position="2.6729in"/>
          <style:tab-stop style:type="left" style:position="3.309in"/>
          <style:tab-stop style:type="left" style:position="3.9451in"/>
          <style:tab-stop style:type="left" style:position="4.5812in"/>
          <style:tab-stop style:type="left" style:position="5.2173in"/>
          <style:tab-stop style:type="left" style:position="5.8534in"/>
          <style:tab-stop style:type="left" style:position="6.4895in"/>
          <style:tab-stop style:type="left" style:position="7.1256in"/>
          <style:tab-stop style:type="left" style:position="7.7618in"/>
          <style:tab-stop style:type="left" style:position="8.3979in"/>
          <style:tab-stop style:type="left" style:position="9.034in"/>
        </style:tab-stops>
      </style:paragraph-properties>
      <style:text-properties fo:font-size="13pt" style:font-size-asian="13pt" style:font-size-complex="13pt"/>
    </style:style>
    <style:style style:name="P128" style:parent-style-name="HTML預設格式" style:family="paragraph">
      <style:paragraph-properties fo:text-align="justify" fo:line-height="0.3472in" fo:margin-left="1.0534in" fo:text-indent="-0.0902in">
        <style:tab-stops>
          <style:tab-stop style:type="left" style:position="-0.4173in"/>
          <style:tab-stop style:type="left" style:position="0.2187in"/>
          <style:tab-stop style:type="left" style:position="0.8548in"/>
          <style:tab-stop style:type="left" style:position="1.4909in"/>
          <style:tab-stop style:type="left" style:position="2.127in"/>
          <style:tab-stop style:type="left" style:position="2.7631in"/>
          <style:tab-stop style:type="left" style:position="3.3993in"/>
          <style:tab-stop style:type="left" style:position="4.0354in"/>
          <style:tab-stop style:type="left" style:position="4.6715in"/>
          <style:tab-stop style:type="left" style:position="5.3076in"/>
          <style:tab-stop style:type="left" style:position="5.9437in"/>
          <style:tab-stop style:type="left" style:position="6.5798in"/>
          <style:tab-stop style:type="left" style:position="7.2159in"/>
          <style:tab-stop style:type="left" style:position="7.852in"/>
          <style:tab-stop style:type="left" style:position="8.4881in"/>
          <style:tab-stop style:type="left" style:position="9.1243in"/>
        </style:tab-stops>
      </style:paragraph-properties>
      <style:text-properties fo:font-size="13pt" style:font-size-asian="13pt" style:font-size-complex="13pt"/>
    </style:style>
    <style:style style:name="P129" style:parent-style-name="HTML預設格式" style:family="paragraph">
      <style:paragraph-properties fo:text-align="justify" fo:line-height="0.3472in" fo:margin-left="0.7256in" fo:text-indent="-0.2708in">
        <style:tab-stops>
          <style:tab-stop style:type="left" style:position="-0.0895in"/>
          <style:tab-stop style:type="left" style:position="0.5465in"/>
          <style:tab-stop style:type="left" style:position="1.1826in"/>
          <style:tab-stop style:type="left" style:position="1.8187in"/>
          <style:tab-stop style:type="left" style:position="2.4548in"/>
          <style:tab-stop style:type="left" style:position="3.0909in"/>
          <style:tab-stop style:type="left" style:position="3.727in"/>
          <style:tab-stop style:type="left" style:position="4.3631in"/>
          <style:tab-stop style:type="left" style:position="4.9993in"/>
          <style:tab-stop style:type="left" style:position="5.6354in"/>
          <style:tab-stop style:type="left" style:position="6.2715in"/>
          <style:tab-stop style:type="left" style:position="6.9076in"/>
          <style:tab-stop style:type="left" style:position="7.5437in"/>
          <style:tab-stop style:type="left" style:position="8.1798in"/>
          <style:tab-stop style:type="left" style:position="8.8159in"/>
          <style:tab-stop style:type="left" style:position="9.452in"/>
        </style:tab-stops>
      </style:paragraph-properties>
      <style:text-properties fo:font-size="13pt" style:font-size-asian="13pt" style:font-size-complex="13pt"/>
    </style:style>
    <style:style style:name="P130" style:parent-style-name="內文" style:family="paragraph">
      <style:paragraph-properties fo:line-height="0.3472in" fo:margin-left="0.6951in" fo:margin-right="-0.1062in">
        <style:tab-stops/>
      </style:paragraph-properties>
    </style:style>
    <style:style style:name="T131" style:parent-style-name="強調粗體" style:family="text">
      <style:text-properties style:font-name="新細明體" fo:font-weight="normal" style:font-weight-asian="normal" fo:font-size="13pt" style:font-size-asian="13pt" style:font-size-complex="13pt"/>
    </style:style>
    <style:style style:name="T132" style:parent-style-name="強調粗體" style:family="text">
      <style:text-properties style:font-name="新細明體" fo:font-weight="normal" style:font-weight-asian="normal" fo:font-size="13pt" style:font-size-asian="13pt" style:font-size-complex="13pt"/>
    </style:style>
    <style:style style:name="T133" style:parent-style-name="強調粗體" style:family="text">
      <style:text-properties style:font-name="新細明體" fo:font-weight="normal" style:font-weight-asian="normal" fo:font-size="13pt" style:font-size-asian="13pt" style:font-size-complex="13pt"/>
    </style:style>
    <style:style style:name="T134" style:parent-style-name="強調粗體" style:family="text">
      <style:text-properties style:font-name="新細明體" fo:font-weight="normal" style:font-weight-asian="normal" fo:font-size="13pt" style:font-size-asian="13pt" style:font-size-complex="13pt"/>
    </style:style>
    <style:style style:name="T135" style:parent-style-name="強調粗體" style:family="text">
      <style:text-properties style:font-name="新細明體" fo:font-weight="normal" style:font-weight-asian="normal" fo:font-size="13pt" style:font-size-asian="13pt" style:font-size-complex="13pt"/>
    </style:style>
    <style:style style:name="T136" style:parent-style-name="預設段落字型" style:family="text">
      <style:text-properties style:font-name="新細明體" fo:font-size="13pt" style:font-size-asian="13pt" style:font-size-complex="13pt"/>
    </style:style>
    <style:style style:name="T137" style:parent-style-name="強調粗體" style:family="text">
      <style:text-properties style:font-name="新細明體" fo:font-weight="normal" style:font-weight-asian="normal" fo:font-size="13pt" style:font-size-asian="13pt" style:font-size-complex="13pt"/>
    </style:style>
    <style:style style:name="T138" style:parent-style-name="強調粗體" style:family="text">
      <style:text-properties style:font-name="新細明體" fo:font-weight="normal" style:font-weight-asian="normal" fo:font-size="13pt" style:font-size-asian="13pt" style:font-size-complex="13pt"/>
    </style:style>
    <style:style style:name="T139" style:parent-style-name="預設段落字型" style:family="text">
      <style:text-properties style:font-name="新細明體" fo:font-weight="bold" style:font-weight-asian="bold" fo:font-size="13pt" style:font-size-asian="13pt" style:font-size-complex="13pt"/>
    </style:style>
    <style:style style:name="P140" style:parent-style-name="內文" style:list-style-name="LFO6" style:family="paragraph">
      <style:paragraph-properties fo:line-height="0.3472in" fo:margin-right="-0.1062in"/>
    </style:style>
    <style:style style:name="T141" style:parent-style-name="預設段落字型" style:family="text">
      <style:text-properties style:font-name="細明體" style:font-name-asian="細明體" fo:font-size="13pt" style:font-size-asian="13pt" style:font-size-complex="13pt"/>
    </style:style>
    <style:style style:name="P142" style:parent-style-name="HTML預設格式" style:family="paragraph">
      <style:paragraph-properties fo:text-align="justify" fo:line-height="0.3472in" fo:margin-left="0.7256in" fo:text-indent="-0.2708in">
        <style:tab-stops>
          <style:tab-stop style:type="left" style:position="-0.0895in"/>
          <style:tab-stop style:type="left" style:position="0.5465in"/>
          <style:tab-stop style:type="left" style:position="1.1826in"/>
          <style:tab-stop style:type="left" style:position="1.8187in"/>
          <style:tab-stop style:type="left" style:position="2.4548in"/>
          <style:tab-stop style:type="left" style:position="3.0909in"/>
          <style:tab-stop style:type="left" style:position="3.727in"/>
          <style:tab-stop style:type="left" style:position="4.3631in"/>
          <style:tab-stop style:type="left" style:position="4.9993in"/>
          <style:tab-stop style:type="left" style:position="5.6354in"/>
          <style:tab-stop style:type="left" style:position="6.2715in"/>
          <style:tab-stop style:type="left" style:position="6.9076in"/>
          <style:tab-stop style:type="left" style:position="7.5437in"/>
          <style:tab-stop style:type="left" style:position="8.1798in"/>
          <style:tab-stop style:type="left" style:position="8.8159in"/>
          <style:tab-stop style:type="left" style:position="9.452in"/>
        </style:tab-stops>
      </style:paragraph-properties>
    </style:style>
    <style:style style:name="T143" style:parent-style-name="預設段落字型" style:family="text">
      <style:text-properties style:font-name="新細明體" style:font-name-asian="新細明體" fo:font-size="13pt" style:font-size-asian="13pt" style:font-size-complex="13pt"/>
    </style:style>
    <style:style style:name="T144" style:parent-style-name="預設段落字型" style:family="text">
      <style:text-properties style:font-name="新細明體" style:font-name-asian="新細明體" fo:color="#FF0000" fo:font-size="13pt" style:font-size-asian="13pt" style:font-size-complex="13pt"/>
    </style:style>
    <style:style style:name="T145" style:parent-style-name="預設段落字型" style:family="text">
      <style:text-properties style:font-name="新細明體" style:font-name-asian="新細明體" fo:font-size="13pt" style:font-size-asian="13pt" style:font-size-complex="13pt"/>
    </style:style>
    <style:style style:name="T146" style:parent-style-name="預設段落字型" style:family="text">
      <style:text-properties style:font-name="新細明體" style:font-name-asian="新細明體" fo:font-size="13pt" style:font-size-asian="13pt" style:font-size-complex="13pt"/>
    </style:style>
    <style:style style:name="T147" style:parent-style-name="預設段落字型" style:family="text">
      <style:text-properties style:font-name="新細明體" style:font-name-asian="新細明體" fo:font-size="13pt" style:font-size-asian="13pt" style:font-size-complex="13pt"/>
    </style:style>
    <style:style style:name="P148" style:parent-style-name="HTML預設格式" style:family="paragraph">
      <style:paragraph-properties fo:text-align="justify" fo:line-height="0.3472in" fo:margin-left="0.7256in" fo:text-indent="-0.2708in">
        <style:tab-stops>
          <style:tab-stop style:type="left" style:position="-0.0895in"/>
          <style:tab-stop style:type="left" style:position="0.5465in"/>
          <style:tab-stop style:type="left" style:position="1.1826in"/>
          <style:tab-stop style:type="left" style:position="1.8187in"/>
          <style:tab-stop style:type="left" style:position="2.4548in"/>
          <style:tab-stop style:type="left" style:position="3.0909in"/>
          <style:tab-stop style:type="left" style:position="3.727in"/>
          <style:tab-stop style:type="left" style:position="4.3631in"/>
          <style:tab-stop style:type="left" style:position="4.9993in"/>
          <style:tab-stop style:type="left" style:position="5.6354in"/>
          <style:tab-stop style:type="left" style:position="6.2715in"/>
          <style:tab-stop style:type="left" style:position="6.9076in"/>
          <style:tab-stop style:type="left" style:position="7.5437in"/>
          <style:tab-stop style:type="left" style:position="8.1798in"/>
          <style:tab-stop style:type="left" style:position="8.8159in"/>
          <style:tab-stop style:type="left" style:position="9.452in"/>
        </style:tab-stops>
      </style:paragraph-properties>
      <style:text-properties style:font-name="新細明體" style:font-name-asian="新細明體" fo:font-size="13pt" style:font-size-asian="13pt" style:font-size-complex="13pt"/>
    </style:style>
    <style:style style:name="P149" style:parent-style-name="HTML預設格式" style:family="paragraph">
      <style:paragraph-properties fo:text-align="justify" fo:line-height="0.3472in" fo:text-indent="0.7222in"/>
      <style:text-properties style:font-name="新細明體" style:font-name-asian="新細明體" fo:font-size="13pt" style:font-size-asian="13pt" style:font-size-complex="13pt"/>
    </style:style>
    <style:style style:name="P150" style:parent-style-name="HTML預設格式" style:family="paragraph">
      <style:paragraph-properties fo:text-align="justify" fo:line-height="0.3472in" fo:text-indent="0.7222in"/>
      <style:text-properties style:font-name="新細明體" style:font-name-asian="新細明體" fo:font-size="13pt" style:font-size-asian="13pt" style:font-size-complex="13pt"/>
    </style:style>
    <style:style style:name="P151" style:parent-style-name="HTML預設格式" style:family="paragraph">
      <style:paragraph-properties fo:text-align="justify" fo:line-height="0.3472in" fo:margin-left="1.8034in" fo:text-indent="-1.0833in">
        <style:tab-stops>
          <style:tab-stop style:type="left" style:position="-1.1673in"/>
          <style:tab-stop style:type="left" style:position="-0.5312in"/>
          <style:tab-stop style:type="left" style:position="0.1048in"/>
          <style:tab-stop style:type="left" style:position="0.7409in"/>
          <style:tab-stop style:type="left" style:position="1.377in"/>
          <style:tab-stop style:type="left" style:position="2.0131in"/>
          <style:tab-stop style:type="left" style:position="2.6493in"/>
          <style:tab-stop style:type="left" style:position="3.2854in"/>
          <style:tab-stop style:type="left" style:position="3.9215in"/>
          <style:tab-stop style:type="left" style:position="4.5576in"/>
          <style:tab-stop style:type="left" style:position="5.1937in"/>
          <style:tab-stop style:type="left" style:position="5.8298in"/>
          <style:tab-stop style:type="left" style:position="6.4659in"/>
          <style:tab-stop style:type="left" style:position="7.102in"/>
          <style:tab-stop style:type="left" style:position="7.7381in"/>
          <style:tab-stop style:type="left" style:position="8.3743in"/>
        </style:tab-stops>
      </style:paragraph-properties>
      <style:text-properties style:font-name="新細明體" style:font-name-asian="新細明體" fo:font-size="13pt" style:font-size-asian="13pt" style:font-size-complex="13pt"/>
    </style:style>
    <style:style style:name="P152" style:parent-style-name="HTML預設格式" style:family="paragraph">
      <style:paragraph-properties fo:text-align="justify" fo:line-height="0.3472in" fo:margin-left="0.7256in" fo:text-indent="-0.2708in">
        <style:tab-stops>
          <style:tab-stop style:type="left" style:position="-0.0895in"/>
          <style:tab-stop style:type="left" style:position="0.5465in"/>
          <style:tab-stop style:type="left" style:position="1.1826in"/>
          <style:tab-stop style:type="left" style:position="1.8187in"/>
          <style:tab-stop style:type="left" style:position="2.4548in"/>
          <style:tab-stop style:type="left" style:position="3.0909in"/>
          <style:tab-stop style:type="left" style:position="3.727in"/>
          <style:tab-stop style:type="left" style:position="4.3631in"/>
          <style:tab-stop style:type="left" style:position="4.9993in"/>
          <style:tab-stop style:type="left" style:position="5.6354in"/>
          <style:tab-stop style:type="left" style:position="6.2715in"/>
          <style:tab-stop style:type="left" style:position="6.9076in"/>
          <style:tab-stop style:type="left" style:position="7.5437in"/>
          <style:tab-stop style:type="left" style:position="8.1798in"/>
          <style:tab-stop style:type="left" style:position="8.8159in"/>
          <style:tab-stop style:type="left" style:position="9.452in"/>
        </style:tab-stops>
      </style:paragraph-properties>
      <style:text-properties style:font-name="新細明體" style:font-name-asian="新細明體" fo:font-size="13pt" style:font-size-asian="13pt" style:font-size-complex="13pt"/>
    </style:style>
    <style:style style:name="P153" style:parent-style-name="HTML預設格式" style:family="paragraph">
      <style:paragraph-properties fo:text-align="justify" fo:line-height="0.3472in" fo:margin-left="0.7256in" fo:text-indent="-0.2708in">
        <style:tab-stops>
          <style:tab-stop style:type="left" style:position="-0.0895in"/>
          <style:tab-stop style:type="left" style:position="0.5465in"/>
          <style:tab-stop style:type="left" style:position="1.1826in"/>
          <style:tab-stop style:type="left" style:position="1.8187in"/>
          <style:tab-stop style:type="left" style:position="2.4548in"/>
          <style:tab-stop style:type="left" style:position="3.0909in"/>
          <style:tab-stop style:type="left" style:position="3.727in"/>
          <style:tab-stop style:type="left" style:position="4.3631in"/>
          <style:tab-stop style:type="left" style:position="4.9993in"/>
          <style:tab-stop style:type="left" style:position="5.6354in"/>
          <style:tab-stop style:type="left" style:position="6.2715in"/>
          <style:tab-stop style:type="left" style:position="6.9076in"/>
          <style:tab-stop style:type="left" style:position="7.5437in"/>
          <style:tab-stop style:type="left" style:position="8.1798in"/>
          <style:tab-stop style:type="left" style:position="8.8159in"/>
          <style:tab-stop style:type="left" style:position="9.452in"/>
        </style:tab-stops>
      </style:paragraph-properties>
      <style:text-properties style:font-name="新細明體" style:font-name-asian="新細明體" fo:font-size="13pt" style:font-size-asian="13pt" style:font-size-complex="13pt"/>
    </style:style>
    <style:style style:name="P154" style:parent-style-name="HTML預設格式" style:family="paragraph">
      <style:paragraph-properties fo:text-align="justify" fo:line-height="0.3472in" fo:text-indent="0.7222in"/>
      <style:text-properties style:font-name="新細明體" style:font-name-asian="新細明體" fo:font-size="13pt" style:font-size-asian="13pt" style:font-size-complex="13pt"/>
    </style:style>
    <style:style style:name="P155" style:parent-style-name="HTML預設格式" style:family="paragraph">
      <style:paragraph-properties fo:text-align="justify" fo:line-height="0.3472in" fo:text-indent="0.7222in"/>
      <style:text-properties style:font-name="新細明體" style:font-name-asian="新細明體" fo:font-size="13pt" style:font-size-asian="13pt" style:font-size-complex="13pt"/>
    </style:style>
    <style:style style:name="P156" style:parent-style-name="HTML預設格式" style:family="paragraph">
      <style:paragraph-properties fo:text-align="justify" fo:line-height="0.3472in" fo:margin-left="1.8034in" fo:text-indent="-1.0833in">
        <style:tab-stops>
          <style:tab-stop style:type="left" style:position="-1.1673in"/>
          <style:tab-stop style:type="left" style:position="-0.5312in"/>
          <style:tab-stop style:type="left" style:position="0.1048in"/>
          <style:tab-stop style:type="left" style:position="0.7409in"/>
          <style:tab-stop style:type="left" style:position="1.377in"/>
          <style:tab-stop style:type="left" style:position="2.0131in"/>
          <style:tab-stop style:type="left" style:position="2.6493in"/>
          <style:tab-stop style:type="left" style:position="3.2854in"/>
          <style:tab-stop style:type="left" style:position="3.9215in"/>
          <style:tab-stop style:type="left" style:position="4.5576in"/>
          <style:tab-stop style:type="left" style:position="5.1937in"/>
          <style:tab-stop style:type="left" style:position="5.8298in"/>
          <style:tab-stop style:type="left" style:position="6.4659in"/>
          <style:tab-stop style:type="left" style:position="7.102in"/>
          <style:tab-stop style:type="left" style:position="7.7381in"/>
          <style:tab-stop style:type="left" style:position="8.3743in"/>
        </style:tab-stops>
      </style:paragraph-properties>
      <style:text-properties style:font-name="新細明體" style:font-name-asian="新細明體" fo:font-size="13pt" style:font-size-asian="13pt" style:font-size-complex="13pt"/>
    </style:style>
    <style:style style:name="P157" style:parent-style-name="HTML預設格式" style:family="paragraph">
      <style:paragraph-properties fo:text-align="justify" fo:line-height="0.3472in" fo:margin-left="0.725in">
        <style:tab-stops>
          <style:tab-stop style:type="left" style:position="-0.0888in"/>
          <style:tab-stop style:type="left" style:position="0.5472in"/>
          <style:tab-stop style:type="left" style:position="1.1833in"/>
          <style:tab-stop style:type="left" style:position="1.8194in"/>
          <style:tab-stop style:type="left" style:position="2.4555in"/>
          <style:tab-stop style:type="left" style:position="3.0916in"/>
          <style:tab-stop style:type="left" style:position="3.7277in"/>
          <style:tab-stop style:type="left" style:position="4.3638in"/>
          <style:tab-stop style:type="left" style:position="5in"/>
          <style:tab-stop style:type="left" style:position="5.6361in"/>
          <style:tab-stop style:type="left" style:position="6.2722in"/>
          <style:tab-stop style:type="left" style:position="6.9083in"/>
          <style:tab-stop style:type="left" style:position="7.5444in"/>
          <style:tab-stop style:type="left" style:position="8.1805in"/>
          <style:tab-stop style:type="left" style:position="8.8166in"/>
          <style:tab-stop style:type="left" style:position="9.4527in"/>
        </style:tab-stops>
      </style:paragraph-properties>
    </style:style>
    <style:style style:name="T158" style:parent-style-name="預設段落字型" style:family="text">
      <style:text-properties style:font-name="新細明體" style:font-name-asian="新細明體" fo:font-size="13pt" style:font-size-asian="13pt" style:font-size-complex="13pt"/>
    </style:style>
    <style:style style:name="T159" style:parent-style-name="預設段落字型" style:family="text">
      <style:text-properties style:font-name="新細明體" style:font-name-asian="新細明體" fo:font-size="13pt" style:font-size-asian="13pt" style:font-size-complex="13pt"/>
    </style:style>
    <style:style style:name="T160" style:parent-style-name="預設段落字型" style:family="text">
      <style:text-properties style:font-name="新細明體" style:font-name-asian="新細明體" fo:font-size="13pt" style:font-size-asian="13pt" style:font-size-complex="13pt"/>
    </style:style>
    <style:style style:name="P161" style:parent-style-name="HTML預設格式" style:family="paragraph">
      <style:paragraph-properties fo:text-align="justify" fo:line-height="0.3472in" fo:margin-left="0.7256in" fo:text-indent="-0.2708in">
        <style:tab-stops>
          <style:tab-stop style:type="left" style:position="-0.0895in"/>
          <style:tab-stop style:type="left" style:position="0.5465in"/>
          <style:tab-stop style:type="left" style:position="1.1826in"/>
          <style:tab-stop style:type="left" style:position="1.8187in"/>
          <style:tab-stop style:type="left" style:position="2.4548in"/>
          <style:tab-stop style:type="left" style:position="3.0909in"/>
          <style:tab-stop style:type="left" style:position="3.727in"/>
          <style:tab-stop style:type="left" style:position="4.3631in"/>
          <style:tab-stop style:type="left" style:position="4.9993in"/>
          <style:tab-stop style:type="left" style:position="5.6354in"/>
          <style:tab-stop style:type="left" style:position="6.2715in"/>
          <style:tab-stop style:type="left" style:position="6.9076in"/>
          <style:tab-stop style:type="left" style:position="7.5437in"/>
          <style:tab-stop style:type="left" style:position="8.1798in"/>
          <style:tab-stop style:type="left" style:position="8.8159in"/>
          <style:tab-stop style:type="left" style:position="9.452in"/>
        </style:tab-stops>
      </style:paragraph-properties>
    </style:style>
    <style:style style:name="T162" style:parent-style-name="預設段落字型" style:family="text">
      <style:text-properties style:font-name="新細明體" style:font-name-asian="新細明體" fo:font-size="13pt" style:font-size-asian="13pt" style:font-size-complex="13pt"/>
    </style:style>
    <style:style style:name="T163" style:parent-style-name="預設段落字型" style:family="text">
      <style:text-properties style:font-name="新細明體" style:font-name-asian="新細明體" fo:font-size="13pt" style:font-size-asian="13pt" style:font-size-complex="13pt"/>
    </style:style>
    <style:style style:name="T164" style:parent-style-name="預設段落字型" style:family="text">
      <style:text-properties style:font-name="新細明體" style:font-name-asian="新細明體" fo:font-size="13pt" style:font-size-asian="13pt" style:font-size-complex="13pt" style:text-underline-type="single" style:text-underline-style="solid" style:text-underline-width="auto" style:text-underline-mode="continuous"/>
    </style:style>
    <style:style style:name="T165" style:parent-style-name="預設段落字型" style:family="text">
      <style:text-properties style:font-name="新細明體" style:font-name-asian="新細明體" fo:font-size="13pt" style:font-size-asian="13pt" style:font-size-complex="13pt"/>
    </style:style>
    <style:style style:name="T166" style:parent-style-name="預設段落字型" style:family="text">
      <style:text-properties style:font-name="新細明體" style:font-name-asian="新細明體" fo:font-size="13pt" style:font-size-asian="13pt" style:font-size-complex="13pt"/>
    </style:style>
    <style:style style:name="T167" style:parent-style-name="預設段落字型" style:family="text">
      <style:text-properties style:font-name="新細明體" style:font-name-asian="新細明體" fo:font-size="13pt" style:font-size-asian="13pt" style:font-size-complex="13pt"/>
    </style:style>
    <style:style style:name="T168" style:parent-style-name="預設段落字型" style:family="text">
      <style:text-properties style:font-name="新細明體" style:font-name-asian="新細明體" fo:font-size="13pt" style:font-size-asian="13pt" style:font-size-complex="13pt"/>
    </style:style>
    <style:style style:name="P169" style:parent-style-name="內文" style:list-style-name="LFO6" style:family="paragraph">
      <style:paragraph-properties fo:line-height="0.3472in" fo:margin-right="-0.1062in"/>
    </style:style>
    <style:style style:name="T170" style:parent-style-name="預設段落字型" style:family="text">
      <style:text-properties fo:font-size="13pt" style:font-size-asian="13pt" style:font-size-complex="13pt"/>
    </style:style>
    <style:style style:name="T171" style:parent-style-name="預設段落字型" style:family="text">
      <style:text-properties fo:font-size="13pt" style:font-size-asian="13pt" style:font-size-complex="13pt"/>
    </style:style>
    <style:style style:name="T172" style:parent-style-name="預設段落字型" style:family="text">
      <style:text-properties fo:font-size="13pt" style:font-size-asian="13pt" style:font-size-complex="13pt"/>
    </style:style>
    <style:style style:name="T173" style:parent-style-name="預設段落字型" style:family="text">
      <style:text-properties fo:font-size="13pt" style:font-size-asian="13pt" style:font-size-complex="13pt"/>
    </style:style>
    <style:style style:name="T174" style:parent-style-name="預設段落字型" style:family="text">
      <style:text-properties fo:font-size="13pt" style:font-size-asian="13pt" style:font-size-complex="13pt"/>
    </style:style>
    <style:style style:name="T175" style:parent-style-name="預設段落字型" style:family="text">
      <style:text-properties fo:font-size="13pt" style:font-size-asian="13pt" style:font-size-complex="13pt"/>
    </style:style>
    <style:style style:name="T176" style:parent-style-name="預設段落字型" style:family="text">
      <style:text-properties fo:font-size="13pt" style:font-size-asian="13pt" style:font-size-complex="13pt"/>
    </style:style>
    <style:style style:name="T177" style:parent-style-name="預設段落字型" style:family="text">
      <style:text-properties fo:font-size="13pt" style:font-size-asian="13pt" style:font-size-complex="13pt"/>
    </style:style>
    <style:style style:name="T178" style:parent-style-name="預設段落字型" style:family="text">
      <style:text-properties fo:font-size="13pt" style:font-size-asian="13pt" style:font-size-complex="13pt"/>
    </style:style>
    <style:style style:name="T179" style:parent-style-name="預設段落字型" style:family="text">
      <style:text-properties fo:font-size="13pt" style:font-size-asian="13pt" style:font-size-complex="13pt"/>
    </style:style>
    <style:style style:name="T180" style:parent-style-name="預設段落字型" style:family="text">
      <style:text-properties fo:font-size="13pt" style:font-size-asian="13pt" style:font-size-complex="13pt"/>
    </style:style>
    <style:style style:name="T181" style:parent-style-name="預設段落字型" style:family="text">
      <style:text-properties fo:font-size="13pt" style:font-size-asian="13pt" style:font-size-complex="13pt"/>
    </style:style>
    <style:style style:name="T182" style:parent-style-name="預設段落字型" style:family="text">
      <style:text-properties fo:font-size="13pt" style:font-size-asian="13pt" style:font-size-complex="13pt"/>
    </style:style>
    <style:style style:name="T183" style:parent-style-name="預設段落字型" style:family="text">
      <style:text-properties fo:font-size="13pt" style:font-size-asian="13pt" style:font-size-complex="13pt"/>
    </style:style>
    <style:style style:name="T184" style:parent-style-name="預設段落字型" style:family="text">
      <style:text-properties fo:font-size="13pt" style:font-size-asian="13pt" style:font-size-complex="13pt"/>
    </style:style>
    <style:style style:name="T185" style:parent-style-name="預設段落字型" style:family="text">
      <style:text-properties style:font-name="新細明體" style:font-weight-complex="bold" fo:font-size="13pt" style:font-size-asian="13pt" style:font-size-complex="13pt"/>
    </style:style>
    <style:style style:name="T186" style:parent-style-name="預設段落字型" style:family="text">
      <style:text-properties style:font-name="新細明體" fo:font-size="13pt" style:font-size-asian="13pt" style:font-size-complex="13pt"/>
    </style:style>
    <style:style style:name="T187" style:parent-style-name="預設段落字型" style:family="text">
      <style:text-properties fo:font-size="13pt" style:font-size-asian="13pt" style:font-size-complex="13pt"/>
    </style:style>
    <style:style style:name="T188" style:parent-style-name="預設段落字型" style:family="text">
      <style:text-properties style:font-name="新細明體" fo:font-size="13pt" style:font-size-asian="13pt" style:font-size-complex="13pt"/>
    </style:style>
    <style:style style:name="T189" style:parent-style-name="預設段落字型" style:family="text">
      <style:text-properties fo:font-size="13pt" style:font-size-asian="13pt" style:font-size-complex="13pt"/>
    </style:style>
    <style:style style:name="T190" style:parent-style-name="預設段落字型" style:family="text">
      <style:text-properties fo:font-size="13pt" style:font-size-asian="13pt" style:font-size-complex="13pt"/>
    </style:style>
    <style:style style:name="T191" style:parent-style-name="預設段落字型" style:family="text">
      <style:text-properties fo:font-size="13pt" style:font-size-asian="13pt" style:font-size-complex="13pt"/>
    </style:style>
    <style:style style:name="P192" style:parent-style-name="內文" style:list-style-name="LFO6" style:family="paragraph">
      <style:paragraph-properties fo:line-height="0.3472in" fo:margin-right="-0.1062in"/>
    </style:style>
    <style:style style:name="T193" style:parent-style-name="預設段落字型" style:family="text">
      <style:text-properties style:font-name="Verdana" fo:color="#000000" fo:font-size="13pt" style:font-size-asian="13pt" style:font-size-complex="13pt"/>
    </style:style>
    <style:style style:name="T194" style:parent-style-name="預設段落字型" style:family="text">
      <style:text-properties fo:font-size="13pt" style:font-size-asian="13pt" style:font-size-complex="13pt"/>
    </style:style>
    <style:style style:name="T195" style:parent-style-name="預設段落字型" style:family="text">
      <style:text-properties style:font-name="Verdana" fo:color="#000000" fo:font-size="13pt" style:font-size-asian="13pt" style:font-size-complex="13pt"/>
    </style:style>
    <style:style style:name="T196" style:parent-style-name="預設段落字型" style:family="text">
      <style:text-properties style:font-name="Verdana" fo:color="#000000" fo:font-size="13pt" style:font-size-asian="13pt" style:font-size-complex="13pt"/>
    </style:style>
    <style:style style:name="T197" style:parent-style-name="預設段落字型" style:family="text">
      <style:text-properties style:font-name="Verdana" fo:color="#000000" fo:font-size="13pt" style:font-size-asian="13pt" style:font-size-complex="13pt"/>
    </style:style>
    <style:style style:name="T198" style:parent-style-name="預設段落字型" style:family="text">
      <style:text-properties fo:font-size="13pt" style:font-size-asian="13pt" style:font-size-complex="13pt"/>
    </style:style>
    <style:style style:name="T199" style:parent-style-name="預設段落字型" style:family="text">
      <style:text-properties fo:font-size="13pt" style:font-size-asian="13pt" style:font-size-complex="13pt"/>
    </style:style>
    <style:style style:name="T200" style:parent-style-name="預設段落字型" style:family="text">
      <style:text-properties fo:font-size="13pt" style:font-size-asian="13pt" style:font-size-complex="13pt"/>
    </style:style>
    <style:style style:name="T201" style:parent-style-name="預設段落字型" style:family="text">
      <style:text-properties fo:font-size="13pt" style:font-size-asian="13pt" style:font-size-complex="13pt"/>
    </style:style>
    <style:style style:name="T202" style:parent-style-name="預設段落字型" style:family="text">
      <style:text-properties fo:font-size="13pt" style:font-size-asian="13pt" style:font-size-complex="13pt"/>
    </style:style>
    <style:style style:name="T203" style:parent-style-name="預設段落字型" style:family="text">
      <style:text-properties fo:font-size="13pt" style:font-size-asian="13pt" style:font-size-complex="13pt"/>
    </style:style>
    <style:style style:name="T204" style:parent-style-name="預設段落字型" style:family="text">
      <style:text-properties fo:font-size="13pt" style:font-size-asian="13pt" style:font-size-complex="13pt"/>
    </style:style>
    <style:style style:name="T205" style:parent-style-name="預設段落字型" style:family="text">
      <style:text-properties fo:font-size="13pt" style:font-size-asian="13pt" style:font-size-complex="13pt"/>
    </style:style>
    <style:style style:name="T206" style:parent-style-name="預設段落字型" style:family="text">
      <style:text-properties fo:font-size="13pt" style:font-size-asian="13pt" style:font-size-complex="13pt"/>
    </style:style>
    <style:style style:name="P207" style:parent-style-name="HTML預設格式" style:list-style-name="LFO6" style:family="paragraph">
      <style:paragraph-properties fo:text-align="justify" fo:line-height="0.3472in"/>
      <style:text-properties fo:color="#FF0000" fo:font-size="13pt" style:font-size-asian="13pt" style:font-size-complex="13pt"/>
    </style:style>
    <style:style style:name="P208" style:parent-style-name="HTML預設格式" style:family="paragraph">
      <style:paragraph-properties fo:text-align="justify" fo:line-height="0.3472in" fo:margin-left="0.5284in">
        <style:tab-stops>
          <style:tab-stop style:type="left" style:position="0.1076in"/>
          <style:tab-stop style:type="left" style:position="0.7437in"/>
          <style:tab-stop style:type="left" style:position="1.3798in"/>
          <style:tab-stop style:type="left" style:position="2.0159in"/>
          <style:tab-stop style:type="left" style:position="2.652in"/>
          <style:tab-stop style:type="left" style:position="3.2881in"/>
          <style:tab-stop style:type="left" style:position="3.9243in"/>
          <style:tab-stop style:type="left" style:position="4.5604in"/>
          <style:tab-stop style:type="left" style:position="5.1965in"/>
          <style:tab-stop style:type="left" style:position="5.8326in"/>
          <style:tab-stop style:type="left" style:position="6.4687in"/>
          <style:tab-stop style:type="left" style:position="7.1048in"/>
          <style:tab-stop style:type="left" style:position="7.7409in"/>
          <style:tab-stop style:type="left" style:position="8.377in"/>
          <style:tab-stop style:type="left" style:position="9.0131in"/>
          <style:tab-stop style:type="left" style:position="9.6493in"/>
        </style:tab-stops>
      </style:paragraph-properties>
      <style:text-properties fo:color="#FF0000" fo:font-size="13pt" style:font-size-asian="13pt" style:font-size-complex="13pt"/>
    </style:style>
    <style:style style:name="P209" style:parent-style-name="內文" style:list-style-name="LFO6" style:family="paragraph">
      <style:paragraph-properties fo:text-align="justify" fo:line-height="0.3472in"/>
      <style:text-properties fo:font-size="13pt" style:font-size-asian="13pt" style:font-size-complex="13pt"/>
    </style:style>
    <style:style style:name="P210" style:parent-style-name="內文" style:list-style-name="LFO6" style:family="paragraph">
      <style:paragraph-properties fo:text-align="justify" fo:line-height="0.3472in"/>
    </style:style>
    <style:style style:name="T211" style:parent-style-name="預設段落字型" style:family="text">
      <style:text-properties style:font-name="細明體" style:font-name-asian="細明體" fo:font-size="13pt" style:font-size-asian="13pt" style:font-size-complex="13pt"/>
    </style:style>
    <style:style style:name="T212" style:parent-style-name="預設段落字型" style:family="text">
      <style:text-properties style:font-name="細明體" style:font-name-asian="細明體" fo:font-size="13pt" style:font-size-asian="13pt" style:font-size-complex="13pt"/>
    </style:style>
    <style:style style:name="T213" style:parent-style-name="預設段落字型" style:family="text">
      <style:text-properties style:font-name="細明體" style:font-name-asian="細明體" fo:font-size="13pt" style:font-size-asian="13pt" style:font-size-complex="13pt"/>
    </style:style>
    <style:style style:name="T214" style:parent-style-name="預設段落字型" style:family="text">
      <style:text-properties style:font-name="細明體" style:font-name-asian="細明體" fo:font-size="13pt" style:font-size-asian="13pt" style:font-size-complex="13pt"/>
    </style:style>
    <style:style style:name="P215" style:parent-style-name="內文" style:list-style-name="LFO6" style:family="paragraph">
      <style:paragraph-properties fo:line-height="0.3472in" fo:margin-right="-0.1062in"/>
      <style:text-properties fo:font-size="13pt" style:font-size-asian="13pt" style:font-size-complex="13pt"/>
    </style:style>
    <style:style style:name="P216" style:parent-style-name="內文" style:family="paragraph">
      <style:paragraph-properties fo:line-height="0.2777in" fo:margin-left="0.3791in" fo:text-indent="-0.3791in">
        <style:tab-stops/>
      </style:paragraph-properties>
      <style:text-properties fo:font-size="13pt" style:font-size-asian="13pt" style:font-size-complex="13pt"/>
    </style:style>
    <style:style style:name="P217" style:parent-style-name="內文" style:family="paragraph">
      <style:paragraph-properties fo:line-height="0.2777in" fo:margin-left="0.3791in" fo:text-indent="-0.3791in">
        <style:tab-stops/>
      </style:paragraph-properties>
      <style:text-properties fo:font-size="13pt" style:font-size-asian="13pt" style:font-size-complex="13pt"/>
    </style:style>
    <style:style style:name="P218" style:parent-style-name="內文" style:family="paragraph">
      <style:paragraph-properties fo:line-height="0.2777in" fo:margin-left="0.5597in" fo:text-indent="-0.5597in">
        <style:tab-stops/>
      </style:paragraph-properties>
    </style:style>
    <style:style style:name="T219" style:parent-style-name="預設段落字型" style:family="text">
      <style:text-properties fo:color="#000000" fo:font-size="13pt" style:font-size-asian="13pt" style:font-size-complex="13pt"/>
    </style:style>
    <style:style style:name="T220" style:parent-style-name="預設段落字型" style:family="text">
      <style:text-properties fo:color="#000000" fo:font-size="13pt" style:font-size-asian="13pt" style:font-size-complex="13pt"/>
    </style:style>
    <style:style style:name="T221" style:parent-style-name="預設段落字型" style:family="text">
      <style:text-properties fo:color="#000000" fo:font-size="13pt" style:font-size-asian="13pt" style:font-size-complex="13pt"/>
    </style:style>
    <style:style style:name="T222" style:parent-style-name="預設段落字型" style:family="text">
      <style:text-properties fo:color="#000000" fo:font-size="13pt" style:font-size-asian="13pt" style:font-size-complex="13pt"/>
    </style:style>
    <style:style style:name="T223" style:parent-style-name="預設段落字型" style:family="text">
      <style:text-properties fo:color="#000000" fo:font-size="13pt" style:font-size-asian="13pt" style:font-size-complex="13pt"/>
    </style:style>
    <style:style style:name="T224" style:parent-style-name="預設段落字型" style:family="text">
      <style:text-properties fo:color="#000000" fo:font-size="13pt" style:font-size-asian="13pt" style:font-size-complex="13pt"/>
    </style:style>
    <style:style style:name="T225" style:parent-style-name="預設段落字型" style:family="text">
      <style:text-properties fo:color="#000000" fo:font-size="13pt" style:font-size-asian="13pt" style:font-size-complex="13pt"/>
    </style:style>
    <style:style style:name="T226" style:parent-style-name="預設段落字型" style:family="text">
      <style:text-properties fo:color="#000000" fo:font-size="13pt" style:font-size-asian="13pt" style:font-size-complex="13pt"/>
    </style:style>
    <style:style style:name="T227" style:parent-style-name="預設段落字型" style:family="text">
      <style:text-properties fo:color="#000000" fo:font-size="13pt" style:font-size-asian="13pt" style:font-size-complex="13pt"/>
    </style:style>
    <style:style style:name="T228" style:parent-style-name="預設段落字型" style:family="text">
      <style:text-properties fo:color="#000000" fo:font-size="13pt" style:font-size-asian="13pt" style:font-size-complex="13pt"/>
    </style:style>
    <style:style style:name="T229" style:parent-style-name="預設段落字型" style:family="text">
      <style:text-properties fo:color="#000000" fo:font-size="13pt" style:font-size-asian="13pt" style:font-size-complex="13pt"/>
    </style:style>
    <style:style style:name="T230" style:parent-style-name="預設段落字型" style:family="text">
      <style:text-properties fo:color="#000000" fo:font-size="13pt" style:font-size-asian="13pt" style:font-size-complex="13pt"/>
    </style:style>
    <style:style style:name="T231" style:parent-style-name="預設段落字型" style:family="text">
      <style:text-properties fo:color="#000000" fo:font-size="13pt" style:font-size-asian="13pt" style:font-size-complex="13pt"/>
    </style:style>
    <style:style style:name="T232" style:parent-style-name="預設段落字型" style:family="text">
      <style:text-properties fo:color="#000000" fo:font-size="13pt" style:font-size-asian="13pt" style:font-size-complex="13pt"/>
    </style:style>
    <style:style style:name="T233" style:parent-style-name="預設段落字型" style:family="text">
      <style:text-properties fo:color="#000000" fo:font-size="13pt" style:font-size-asian="13pt" style:font-size-complex="13pt"/>
    </style:style>
    <style:style style:name="T234" style:parent-style-name="預設段落字型" style:family="text">
      <style:text-properties fo:color="#000000" fo:font-size="13pt" style:font-size-asian="13pt" style:font-size-complex="13pt"/>
    </style:style>
    <style:style style:name="T235" style:parent-style-name="預設段落字型" style:family="text">
      <style:text-properties style:font-name="新細明體" fo:color="#000000" fo:font-size="13pt" style:font-size-asian="13pt" style:font-size-complex="13pt"/>
    </style:style>
    <style:style style:name="T236" style:parent-style-name="預設段落字型" style:family="text">
      <style:text-properties style:font-name="新細明體" fo:color="#000000" fo:font-size="13pt" style:font-size-asian="13pt" style:font-size-complex="13pt"/>
    </style:style>
    <style:style style:name="T237" style:parent-style-name="預設段落字型" style:family="text">
      <style:text-properties style:font-name="新細明體" fo:color="#000000" fo:font-size="13pt" style:font-size-asian="13pt" style:font-size-complex="13pt"/>
    </style:style>
    <style:style style:name="T238" style:parent-style-name="預設段落字型" style:family="text">
      <style:text-properties fo:color="#000000" fo:font-size="13pt" style:font-size-asian="13pt" style:font-size-complex="13pt"/>
    </style:style>
    <style:style style:name="T239" style:parent-style-name="預設段落字型" style:family="text">
      <style:text-properties fo:color="#000000" fo:font-size="13pt" style:font-size-asian="13pt" style:font-size-complex="13pt"/>
    </style:style>
    <style:style style:name="T240" style:parent-style-name="強調粗體" style:family="text">
      <style:text-properties style:font-name="新細明體" fo:font-weight="normal" style:font-weight-asian="normal" fo:color="#000000" fo:font-size="13pt" style:font-size-asian="13pt" style:font-size-complex="13pt"/>
    </style:style>
    <style:style style:name="T241" style:parent-style-name="預設段落字型" style:family="text">
      <style:text-properties fo:color="#000000" fo:font-size="13pt" style:font-size-asian="13pt" style:font-size-complex="13pt"/>
    </style:style>
    <style:style style:name="T242" style:parent-style-name="預設段落字型" style:family="text">
      <style:text-properties fo:color="#000000" fo:font-size="13pt" style:font-size-asian="13pt" style:font-size-complex="13pt"/>
    </style:style>
    <style:style style:name="T243" style:parent-style-name="預設段落字型" style:family="text">
      <style:text-properties fo:color="#000000" fo:font-size="13pt" style:font-size-asian="13pt" style:font-size-complex="13pt"/>
    </style:style>
    <style:style style:name="T244" style:parent-style-name="預設段落字型" style:family="text">
      <style:text-properties fo:color="#000000" fo:font-size="13pt" style:font-size-asian="13pt" style:font-size-complex="13pt"/>
    </style:style>
    <style:style style:name="P245" style:parent-style-name="內文" style:family="paragraph">
      <style:paragraph-properties fo:line-height="0.2777in" fo:margin-left="0.5166in" fo:text-indent="-0.5166in">
        <style:tab-stops/>
      </style:paragraph-properties>
    </style:style>
    <style:style style:name="P246" style:parent-style-name="內文" style:family="paragraph">
      <style:paragraph-properties fo:line-height="0.2777in" fo:margin-left="0.5166in" fo:text-indent="-0.5166in">
        <style:tab-stops/>
      </style:paragraph-properties>
    </style:style>
  </office:automatic-styles>
  <office:body>
    <office:text text:use-soft-page-breaks="true">
      <text:p text:style-name="P1">國立成功大學<text:s/>資訊工程研究所碩士班<text:s/>學分承認及抵免辦法</text:p>
      <text:p text:style-name="P2"><text:s text:c="46"/></text:p>
      <text:p text:style-name="P3"><text:s text:c="45"/>96年10月9日經系務會議通過</text:p>
      <text:p text:style-name="P4"><text:s text:c="40"/>97年12月23日經系務會議修正通過</text:p>
      <text:p text:style-name="P5">102年6月18日經系務會議修正通過</text:p>
      <text:p text:style-name="P6">105年5月17日經系務會議修正通過</text:p>
      <text:p text:style-name="P7">105年12月27日經系務會議修正通過</text:p>
      <text:p text:style-name="P8">107年6月26日經系務會議修正通過</text:p>
      <text:p text:style-name="P9"/>
      <text:p text:style-name="P10">一、資訊工程研究所碩士班學生畢業所需學分，規定如下：</text:p>
      <text:p text:style-name="P11"><text:span text:style-name="T12">共2</text:span><text:span text:style-name="T13">4</text:span><text:span text:style-name="T14">學分</text:span><text:span text:style-name="T15">，</text:span><text:span text:style-name="T16">其中包</text:span><text:span text:style-name="T17">含</text:span><text:span text:style-name="T18">：</text:span></text:p>
      <text:p text:style-name="P19">1.專業選修24學分</text:p>
      <text:p text:style-name="P20"><text:span text:style-name="T21">2</text:span><text:span text:style-name="T22">.專題討論</text:span><text:span text:style-name="T23">為</text:span><text:span text:style-name="T24">必修</text:span><text:span text:style-name="T25">0</text:span><text:span text:style-name="T26">學分</text:span><text:span text:style-name="T27">：碩一生</text:span><text:span text:style-name="T28">須</text:span><text:span text:style-name="T29">通過本所</text:span><text:span text:style-name="T30">專題討論(1)(2)</text:span><text:span text:style-name="T31">與資工與醫資導論</text:span><text:span text:style-name="T32">，碩二以上學生</text:span><text:span text:style-name="T33">須</text:span><text:span text:style-name="T34">通過</text:span><text:span text:style-name="T35">專題討論</text:span><text:span text:style-name="T36">。</text:span></text:p>
      <text:p text:style-name="P37">3.論文另計。<text:s/></text:p>
      <text:p text:style-name="P38">二、專業選修科目規定如下：</text:p>
      <text:p text:style-name="P39"><text:tab/><text:s/>(1) (104學年度以前入學生適用)外所選修至多承認6學分。</text:p>
      <text:p text:style-name="P40"><text:tab/>(2) (105學年度以後入學生適用)外所選修至多承認<text:s/>9學分。</text:p>
      <text:p text:style-name="P41"><text:span text:style-name="T42"><text:tab/><text:s/></text:span><text:span text:style-name="T43">(3)<text:s/></text:span><text:span text:style-name="T44">選修大學部課</text:span>程<text:span text:style-name="T45">、暑修開</text:span><text:span text:style-name="T46">授</text:span><text:span text:style-name="T47">的課和推廣課程</text:span>，學分一概不予承認。</text:p>
      <text:p text:style-name="P48"><text:tab/><text:s/>(4)<text:s/>外所選修課程須經由<text:span text:style-name="T49">指導教授輔導認可</text:span>。</text:p>
      <text:p text:style-name="P50"><text:span text:style-name="T51">三、</text:span><text:span text:style-name="T52">抵免學分</text:span><text:span text:style-name="T53">規定如下：</text:span><text:span text:style-name="T54">欲抵免的課程需開設於</text:span><text:span text:style-name="T55">研究所，學期</text:span><text:span text:style-name="T56">成績</text:span><text:span text:style-name="T57">70分以上，且未列入個人大學畢業學分，</text:span><text:span text:style-name="T58">始可</text:span><text:span text:style-name="T59">向課程委員會</text:span><text:span text:style-name="T60">申請</text:span><text:span text:style-name="T61">審</text:span><text:span text:style-name="T62">核</text:span><text:span text:style-name="T63">。</text:span><text:span text:style-name="T64">申請時</text:span><text:span text:style-name="T65">需檢附原校規定</text:span><text:span text:style-name="T66">總畢業學分與抵免科目之課程大綱以茲佐證，經課程委員會審核通過後給</text:span><text:span text:style-name="T67">予抵免</text:span><text:span text:style-name="T68">，最多可抵免</text:span><text:span text:style-name="T69">6學分</text:span><text:span text:style-name="T70">。</text:span></text:p>
      <text:p text:style-name="P71"><text:span text:style-name="T72">預研生依</text:span><text:span text:style-name="T73">本系一貫修讀學、碩士學位資格</text:span><text:span text:style-name="T74">辦法</text:span><text:span text:style-name="T75">辦理</text:span><text:span text:style-name="T76">。</text:span></text:p>
      <text:p text:style-name="P77"><text:span text:style-name="T78">四</text:span><text:span text:style-name="T79">、</text:span><text:span text:style-name="T80">研究生在</text:span><text:span text:style-name="T81">大學部時期若未曾修過</text:span><text:span text:style-name="T82">計算機組織、資料結構、離散數學三個</text:span><text:span text:style-name="T83">課程</text:span><text:span text:style-name="T84">，需要強制補修。</text:span><text:span text:style-name="T85">至外系所</text:span><text:span text:style-name="T86">選修上述三門課程</text:span><text:span text:style-name="T87">須經課程委員會認定</text:span><text:span text:style-name="T88">。</text:span><text:span text:style-name="T89">外籍生不受上述限制，補修課程得由指導教授輔導認可。</text:span></text:p>
      <text:p text:style-name="P90"><text:span text:style-name="T91">五</text:span><text:span text:style-name="T92">、因研究需要短期出國，經指導教授同意，</text:span><text:span text:style-name="T93">主任核可後，得免出席出國</text:span><text:span text:style-name="T94"><text:s text:c="8"/></text:span><text:soft-page-break/><text:span text:style-name="T95">期間之專題討論。</text:span></text:p>
      <text:p text:style-name="P96">六、抵免結果請自行上教務處網站查詢。</text:p>
      <text:p text:style-name="P97"><text:span text:style-name="T98">七</text:span><text:span text:style-name="T99">、</text:span><text:span text:style-name="T100">本辦法</text:span><text:span text:style-name="T101">若</text:span><text:span text:style-name="T102">未盡事宜，悉依本校學則及有關規章辦理。</text:span></text:p>
      <text:soft-page-break/>
      <text:p text:style-name="P103"><text:span text:style-name="T104">國立成功大學</text:span><text:span text:style-name="T105"><text:s/>資訊工程研究所博士班 學分承認及抵免辦法</text:span></text:p>
      <text:p text:style-name="P106"><text:s text:c="46"/></text:p>
      <text:p text:style-name="P107"><text:s text:c="45"/>96年10月9日經系務會議通過</text:p>
      <text:p text:style-name="P108"><text:s text:c="40"/>97年12月23日經系務會議修正通過</text:p>
      <text:p text:style-name="P109">102年6月18日經系務會議修正通過</text:p>
      <text:p text:style-name="P110"><text:span text:style-name="T111"><text:s text:c="26"/></text:span><text:s/>103年1月21日經系務會議修正通過</text:p>
      <text:p text:style-name="P112"><text:s text:c="40"/>105年3月8日經系務會議修正通過</text:p>
      <text:p text:style-name="P113"><text:span text:style-name="T114"><text:s text:c="28"/></text:span>105年5月17日經系務會議修正通過</text:p>
      <text:p text:style-name="P115"/>
      <text:list text:style-name="LFO6" text:continue-numbering="true">
        <text:list-item>
          <text:p text:style-name="P116"><text:span text:style-name="T117">資訊工程研究所博</text:span><text:span text:style-name="T118">士班</text:span><text:span text:style-name="T119">學生</text:span><text:span text:style-name="T120">畢業</text:span><text:span text:style-name="T121">所需</text:span><text:span text:style-name="T122">學分</text:span><text:span text:style-name="T123">，規定如下：</text:span></text:p>
        </text:list-item>
      </text:list>
      <text:p text:style-name="P124">(1)<text:s/>共18學分，其中包含：(102學年度入學生開始適用)</text:p>
      <text:p text:style-name="P125">1.專業選修18學分</text:p>
      <text:p text:style-name="P126">2.必修0學分</text:p>
      <text:p text:style-name="P127">3.專題討論：博一生須選修專題討論(1)(2)，博二以上學生須選修專題討論</text:p>
      <text:p text:style-name="P128">4.論文另計。</text:p>
      <text:p text:style-name="P129"><text:s/>(2)共22學分，其中包含專業選修18學分，必修專題討論4學分，論文另計。(101學年度前入學生適用)</text:p>
      <text:p text:style-name="P130"><text:span text:style-name="T131">自</text:span><text:span text:style-name="T132">98</text:span><text:span text:style-name="T133">學年度開始</text:span><text:span text:style-name="T134">，</text:span><text:span text:style-name="T135">碩博新生須修過選修課”</text:span><text:span text:style-name="T136">資工與醫資導論</text:span><text:span text:style-name="T137">”方可畢業</text:span><text:span text:style-name="T138">，本課程得列入畢業學分(註一)</text:span><text:span text:style-name="T139">。</text:span></text:p>
      <text:list text:style-name="LFO6" text:continue-numbering="true">
        <text:list-item>
          <text:p text:style-name="P140"><text:span text:style-name="T141">大學與碩士直升博士學生畢業所需學分，規定如下：</text:span></text:p>
        </text:list-item>
      </text:list>
      <text:p text:style-name="P142"><text:span text:style-name="T143">(1)</text:span><text:span text:style-name="T144"><text:s/></text:span><text:span text:style-name="T145">需修滿36學分(含碩士修課學分)，其中包</text:span><text:span text:style-name="T146">含</text:span><text:span text:style-name="T147">：(103學年度入學生開始 <text:s/></text:span></text:p>
      <text:p text:style-name="P148"><text:s text:c="4"/>適用)</text:p>
      <text:p text:style-name="P149">1.專業選修36學分</text:p>
      <text:p text:style-name="P150">2.必修0學分</text:p>
      <text:p text:style-name="P151">3.專題討論：碩一須選修專題討論(1)(2)，博一須選修專題討論(1)(2)，博二以上修專題討論</text:p>
      <text:p text:style-name="P152"><text:s text:c="3"/>4.論文另計。</text:p>
      <text:p text:style-name="P153">(2)需修滿42學分(含碩士修課學分)，其中包含：(102學年度入學生開始適用)</text:p>
      <text:p text:style-name="P154">1.專業選修42學分</text:p>
      <text:p text:style-name="P155">2.必修0學分</text:p>
      <text:p text:style-name="P156">3.專題討論：碩一須選修專題討論(1)(2)，博一須選修專題討論(1)(2)，博二以上修專題討論</text:p>
      <text:p text:style-name="P157"><text:span text:style-name="T158">4.</text:span><text:span text:style-name="T159">論文</text:span><text:span text:style-name="T160">另計。 <text:s text:c="2"/></text:span></text:p>
      <text:p text:style-name="P161"><text:span text:style-name="T162">(3)需修滿42學分(含碩士修課學分)，</text:span><text:span text:style-name="T163">必修專題討論</text:span><text:span text:style-name="T164">8</text:span><text:span text:style-name="T165">學分</text:span><text:span text:style-name="T166">，</text:span><text:span text:style-name="T167">論文</text:span><text:span text:style-name="T168">另計。(101學年度前入學生適用)</text:span></text:p>
      <text:list text:style-name="LFO6" text:continue-numbering="true">
        <text:list-item>
          <text:p text:style-name="P169"><text:span text:style-name="T170">專業選修科目規定如下：所</text:span><text:span text:style-name="T171">內</text:span><text:span text:style-name="T172">選修課</text:span><text:span text:style-name="T173">程需修</text:span><text:span text:style-name="T174">1</text:span><text:span text:style-name="T175">2</text:span><text:span text:style-name="T176">學分以上</text:span><text:span text:style-name="T177">，</text:span><text:span text:style-name="T178">外</text:span><text:span text:style-name="T179">所</text:span><text:span text:style-name="T180">選修</text:span><text:span text:style-name="T181">至多承認</text:span><text:span text:style-name="T182">6</text:span><text:span text:style-name="T183">學分</text:span><text:span text:style-name="T184">。</text:span><text:span text:style-name="T185">若為直升博班生，外所選修學分(含碩士期間)至多承認12學分</text:span><text:span text:style-name="T186">。</text:span><text:span text:style-name="T187">選修科目不可與個人碩士班期間修習科目相同，否則學分一概不予承認。若選修大學部課程</text:span><text:span text:style-name="T188">、暑修開授的課和推廣課程</text:span><text:span text:style-name="T189">，學分一概不予承認，外系所選修課程須經由</text:span><text:span text:style-name="T190">課程委員會認</text:span><text:span text:style-name="T191">可。</text:span></text:p>
        </text:list-item>
        <text:list-item>
          <text:p text:style-name="P192"><text:span text:style-name="T193">抵免學分最多承認</text:span><text:span text:style-name="T194">9</text:span><text:span text:style-name="T195">學分</text:span><text:span text:style-name="T196">，規定如下：</text:span><text:span text:style-name="T197">需為</text:span><text:span text:style-name="T198">他校博班轉入</text:span><text:span text:style-name="T199">或</text:span><text:span text:style-name="T200">本校博班</text:span><text:span text:style-name="T201">重新入學之博班新生</text:span><text:span text:style-name="T202">，且</text:span><text:span text:style-name="T203">抵免學分最多承認</text:span><text:span text:style-name="T204">9</text:span><text:span text:style-name="T205">學分，但須經過指導教授、課程委員會與系主任同意方可抵免</text:span><text:span text:style-name="T206">。</text:span></text:p>
        </text:list-item>
        <text:list-item>
          <text:p text:style-name="P207">因研究需要短期出國，經指導教授同意，主任核可後，得免出席出國期 <text:s text:c="7"/></text:p>
        </text:list-item>
      </text:list>
      <text:p text:style-name="P208">間之專題討論。</text:p>
      <text:list text:style-name="LFO6" text:continue-numbering="true">
        <text:list-item>
          <text:p text:style-name="P209">抵免結果請自行上教務處網站查詢。</text:p>
        </text:list-item>
        <text:list-item>
          <text:p text:style-name="P210"><text:span text:style-name="T211">直升</text:span><text:span text:style-name="T212">博士學位之學生因故中止修讀博士學位或未</text:span><text:span text:style-name="T213">通過</text:span><text:span text:style-name="T214">博士學位候選人資格考核，經系、所、院、學位學程相關會議審查通過，校長核定後，得申請回原系、所、院、學位學程或相關系、所、院、學位學程碩士班就讀。</text:span></text:p>
        </text:list-item>
        <text:list-item>
          <text:p text:style-name="P215">本辦法若未盡事宜，悉依本校學則及有關規章辦理。</text:p>
        </text:list-item>
      </text:list>
      <text:p text:style-name="P216">(本辦法96學年度後入學生適用)</text:p>
      <text:p text:style-name="P217"/>
      <text:p text:style-name="P218"><text:span text:style-name="T219">註一：</text:span><text:span text:style-name="T220">若</text:span><text:span text:style-name="T221">為本系資訊所在</text:span><text:span text:style-name="T222">碩士班</text:span><text:span text:style-name="T223">畢業期間已</text:span><text:span text:style-name="T224">且修過</text:span><text:span text:style-name="T225">本系</text:span><text:span text:style-name="T226">”</text:span><text:span text:style-name="T227">資工導論</text:span><text:span text:style-name="T228">”</text:span><text:span text:style-name="T229">、</text:span><text:span text:style-name="T230">”</text:span><text:span text:style-name="T231">醫資導論</text:span><text:span text:style-name="T232">”</text:span><text:span text:style-name="T233">或</text:span><text:span text:style-name="T234">”</text:span><text:span text:style-name="T235">資工與醫資導論</text:span><text:span text:style-name="T236">”</text:span><text:span text:style-name="T237">任一課程，</text:span><text:span text:style-name="T238">考上本所博士班的同學可抵</text:span><text:span text:style-name="T239">修</text:span><text:span text:style-name="T240">本課。</text:span><text:span text:style-name="T241">若非本所碩班畢業的博班新生均須修過本課</text:span><text:span text:style-name="T242">程</text:span><text:span text:style-name="T243">方可畢業</text:span><text:span text:style-name="T244">。</text:span></text:p>
      <text:p text:style-name="P245"/>
      <text:p text:style-name="P24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細明體" svg:font-family="細明體" style:font-family-generic="modern" style:font-pitch="fixed" svg:panose-1="2 2 5 9 0 0 0 0 0 0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HTML預設格式" style:display-name="HTML 預設格式" style:family="paragraph" style:parent-style-name="內文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細明體" style:font-name-asian="細明體" style:font-name-complex="細明體" style:letter-kerning="false" fo:hyphenate="false"/>
    </style:style>
    <style:style style:name="內文Web" style:display-name="內文 (Web)" style:family="paragraph" style:parent-style-name="內文">
      <style:paragraph-properties fo:widows="2" fo:orphans="2" fo:margin-top="0.0694in" fo:margin-bottom="0.0694in"/>
      <style:text-properties style:font-name="新細明體" style:font-name-complex="新細明體" style:letter-kerning="false" fo:hyphenate="false"/>
    </style:style>
    <style:style style:name="style2" style:display-name="style2" style:family="paragraph" style:parent-style-name="內文">
      <style:paragraph-properties fo:widows="2" fo:orphans="2" fo:margin-top="0.0694in" fo:margin-bottom="0.0694in"/>
      <style:text-properties style:font-name="新細明體" style:font-name-complex="新細明體" style:letter-kerning="false" fo:hyphenate="false"/>
    </style:style>
    <style:style style:name="強調粗體" style:display-name="強調粗體" style:family="text">
      <style:text-properties fo:font-weight="bold" style:font-weight-asian="bold" style:font-weight-complex="bold"/>
    </style:style>
    <style:style style:name="超連結" style:display-name="超連結" style:family="text">
      <style:text-properties fo:color="#0000FF" style:text-underline-type="single" style:text-underline-style="solid" style:text-underline-width="auto" style:text-underline-mode="continuous"/>
    </style:style>
    <style:style style:name="HTML預設格式字元" style:display-name="HTML 預設格式 字元" style:family="text">
      <style:text-properties style:font-name="細明體" style:font-name-asian="細明體" style:font-name-complex="細明體" fo:font-size="12pt" style:font-size-asian="12pt" style:font-size-complex="12pt" fo:language="en" fo:country="US" style:language-asian="zh" style:country-asian="TW" style:language-complex="ar" style:country-complex="SA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>
      <style:text-properties style:letter-kerning="tru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>
      <style:text-properties style:letter-kerning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3">
      <text:list-level-style-number text:level="1" style:num-prefix="(" style:num-suffix=")" style:num-format="一, 十, 一百(繁), ...">
        <style:list-level-properties text:space-before="0.3333in" text:min-label-width="0.3645in"/>
      </text:list-level-style-number>
    </text:list-style>
    <text:list-style style:name="LFO4">
      <text:list-level-style-number text:level="1" style:num-suffix="、" style:num-format="壹, 貳, 參, ...">
        <style:list-level-properties text:space-before="0in" text:min-label-width="0.3958in"/>
      </text:list-level-style-number>
    </text:list-style>
    <text:list-style style:name="LFO5">
      <text:list-level-style-number text:level="1" style:num-suffix="、" style:num-format="一, 十, 一百(繁), ...">
        <style:list-level-properties text:space-before="0.0284in" text:min-label-width="0.5in"/>
      </text:list-level-style-number>
      <text:list-level-style-number text:level="2" style:num-suffix="、" style:num-format="甲, 乙, 丙, ...">
        <style:list-level-properties text:space-before="0.3618in" text:min-label-width="0.3333in"/>
      </text:list-level-style-number>
      <text:list-level-style-number text:level="3" style:num-suffix="." style:num-format="i">
        <style:list-level-properties fo:text-align="end" text:space-before="0.6951in" text:min-label-width="0.3333in"/>
      </text:list-level-style-number>
      <text:list-level-style-number text:level="4" style:num-suffix="." style:num-format="1">
        <style:list-level-properties text:space-before="1.0284in" text:min-label-width="0.3333in"/>
      </text:list-level-style-number>
      <text:list-level-style-number text:level="5" style:num-suffix="、" style:num-format="甲, 乙, 丙, ...">
        <style:list-level-properties text:space-before="1.3618in" text:min-label-width="0.3333in"/>
      </text:list-level-style-number>
      <text:list-level-style-number text:level="6" style:num-suffix="." style:num-format="i">
        <style:list-level-properties fo:text-align="end" text:space-before="1.6951in" text:min-label-width="0.3333in"/>
      </text:list-level-style-number>
      <text:list-level-style-number text:level="7" style:num-suffix="." style:num-format="1">
        <style:list-level-properties text:space-before="2.0284in" text:min-label-width="0.3333in"/>
      </text:list-level-style-number>
      <text:list-level-style-number text:level="8" style:num-suffix="、" style:num-format="甲, 乙, 丙, ...">
        <style:list-level-properties text:space-before="2.3618in" text:min-label-width="0.3333in"/>
      </text:list-level-style-number>
      <text:list-level-style-number text:level="9" style:num-suffix="." style:num-format="i">
        <style:list-level-properties fo:text-align="end" text:space-before="2.6951in" text:min-label-width="0.3333in"/>
      </text:list-level-style-number>
    </text:list-style>
    <text:list-style style:name="LFO6">
      <text:list-level-style-number text:level="1" style:num-suffix="、" style:num-format="一, 十, 一百(繁), ...">
        <style:list-level-properties text:space-before="0.0284in" text:min-label-width="0.5in"/>
      </text:list-level-style-number>
      <text:list-level-style-number text:level="2" style:num-suffix="、" style:num-format="甲, 乙, 丙, ...">
        <style:list-level-properties text:space-before="0.3618in" text:min-label-width="0.3333in"/>
      </text:list-level-style-number>
      <text:list-level-style-number text:level="3" style:num-suffix="." style:num-format="i">
        <style:list-level-properties fo:text-align="end" text:space-before="0.6951in" text:min-label-width="0.3333in"/>
      </text:list-level-style-number>
      <text:list-level-style-number text:level="4" style:num-suffix="." style:num-format="1">
        <style:list-level-properties text:space-before="1.0284in" text:min-label-width="0.3333in"/>
      </text:list-level-style-number>
      <text:list-level-style-number text:level="5" style:num-suffix="、" style:num-format="甲, 乙, 丙, ...">
        <style:list-level-properties text:space-before="1.3618in" text:min-label-width="0.3333in"/>
      </text:list-level-style-number>
      <text:list-level-style-number text:level="6" style:num-suffix="." style:num-format="i">
        <style:list-level-properties fo:text-align="end" text:space-before="1.6951in" text:min-label-width="0.3333in"/>
      </text:list-level-style-number>
      <text:list-level-style-number text:level="7" style:num-suffix="." style:num-format="1">
        <style:list-level-properties text:space-before="2.0284in" text:min-label-width="0.3333in"/>
      </text:list-level-style-number>
      <text:list-level-style-number text:level="8" style:num-suffix="、" style:num-format="甲, 乙, 丙, ...">
        <style:list-level-properties text:space-before="2.3618in" text:min-label-width="0.3333in"/>
      </text:list-level-style-number>
      <text:list-level-style-number text:level="9" style:num-suffix="." style:num-format="i">
        <style:list-level-properties fo:text-align="end" text:space-before="2.6951in" text:min-label-width="0.3333in"/>
      </text:list-level-style-number>
    </text:list-style>
    <style:page-layout style:name="PL0">
      <style:page-layout-properties fo:page-width="8.268in" fo:page-height="11.693in" style:print-orientation="portrait" fo:margin-top="1in" fo:margin-left="1.125in" fo:margin-bottom="1in" fo:margin-right="0.768in" style:num-format="1" style:writing-mode="lr-tb" style:layout-grid-mode="line" style:layout-grid-lines="38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國立成功大學資訊工程學系、醫學資訊研究所修業規定</dc:title>
    <meta:initial-creator>Lin</meta:initial-creator>
    <dc:creator>user</dc:creator>
    <meta:creation-date>2020-09-03T16:55:00Z</meta:creation-date>
    <dc:date>2020-09-03T16:55:00Z</dc:date>
    <meta:print-date>2017-01-04T06:55:00Z</meta:print-date>
    <meta:template xlink:href="Normal.dotm" xlink:type="simple"/>
    <meta:editing-cycles>2</meta:editing-cycles>
    <meta:editing-duration>PT0S</meta:editing-duration>
    <meta:document-statistic meta:page-count="3" meta:paragraph-count="4" meta:word-count="342" meta:character-count="2293" meta:row-count="16" meta:non-whitespace-character-count="1955"/>
  </office:meta>
</office:document-meta>
</file>